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CO" officeooo:rsid="0067eb88" officeooo:paragraph-rsid="0067eb88"/>
    </style:style>
    <style:style style:name="P2" style:family="paragraph" style:parent-style-name="Standard">
      <style:paragraph-properties fo:text-align="justify" style:justify-single-word="false"/>
      <style:text-properties fo:language="es" fo:country="CO" fo:font-style="normal" style:text-underline-style="none" officeooo:rsid="01a43146" officeooo:paragraph-rsid="0067eb88" style:font-style-asian="normal" style:font-style-complex="normal"/>
    </style:style>
    <style:style style:name="P3" style:family="paragraph" style:parent-style-name="Standard">
      <style:paragraph-properties fo:text-align="justify" style:justify-single-word="false"/>
      <style:text-properties fo:language="es" fo:country="CO" fo:font-style="normal" style:text-underline-style="none" officeooo:rsid="01a43146" officeooo:paragraph-rsid="01a43146" style:font-style-asian="normal" style:font-style-complex="normal"/>
    </style:style>
    <style:style style:name="P4" style:family="paragraph" style:parent-style-name="Standard">
      <style:paragraph-properties fo:text-align="justify" style:justify-single-word="false"/>
      <style:text-properties fo:language="es" fo:country="CO" fo:font-style="normal" style:text-underline-style="none" officeooo:rsid="01a43146" officeooo:paragraph-rsid="021c728f" style:font-style-asian="normal" style:font-style-complex="normal"/>
    </style:style>
    <style:style style:name="P5" style:family="paragraph" style:parent-style-name="Standard">
      <style:paragraph-properties fo:text-align="justify" style:justify-single-word="false"/>
      <style:text-properties fo:language="es" fo:country="CO" fo:font-style="normal" style:text-underline-style="none" officeooo:rsid="01a43146" officeooo:paragraph-rsid="01a43146" fo:background-color="#cccccc" style:font-style-asian="normal" style:font-style-complex="normal"/>
    </style:style>
    <style:style style:name="P6" style:family="paragraph" style:parent-style-name="Standard">
      <style:paragraph-properties fo:text-align="center" style:justify-single-word="false"/>
      <style:text-properties fo:language="es" fo:country="CO" fo:font-weight="bold" officeooo:rsid="02140eb5" officeooo:paragraph-rsid="02140eb5" style:font-weight-asian="bold" style:font-weight-complex="bold"/>
    </style:style>
    <style:style style:name="P7" style:family="paragraph" style:parent-style-name="Preformatted_20_Text">
      <loext:graphic-properties draw:fill="solid" draw:fill-color="#ffffff" draw:opacity="100%"/>
      <style:paragraph-properties fo:margin-top="0in" fo:margin-bottom="0.1965in" loext:contextual-spacing="false" fo:line-height="200%" fo:text-align="start" style:justify-single-word="false" fo:orphans="2" fo:widows="2" fo:background-color="#ffffff" fo:padding="0in" fo:border="none"/>
      <style:text-properties fo:font-variant="normal" fo:text-transform="none" fo:color="#24292e" style:font-name="SFMono-Regular" fo:font-size="10.5pt" fo:letter-spacing="normal" fo:font-style="normal" fo:font-weight="normal"/>
    </style:style>
    <style:style style:name="P8" style:family="paragraph" style:parent-style-name="Preformatted_20_Text">
      <loext:graphic-properties draw:fill="solid" draw:fill-color="#ffffff" draw:opacity="100%"/>
      <style:paragraph-properties fo:margin-top="0in" fo:margin-bottom="0.1965in" loext:contextual-spacing="false" fo:line-height="200%" fo:text-align="start" style:justify-single-word="false" fo:orphans="2" fo:widows="2" fo:background-color="#ffffff" fo:padding="0in" fo:border="none"/>
      <style:text-properties fo:font-variant="normal" fo:text-transform="none" fo:color="#24292e" fo:letter-spacing="normal"/>
    </style:style>
    <style:style style:name="P9" style:family="paragraph" style:parent-style-name="Preformatted_20_Text">
      <loext:graphic-properties draw:fill="solid" draw:fill-color="#ffffff" draw:opacity="100%"/>
      <style:paragraph-properties fo:margin-top="0in" fo:margin-bottom="0.1965in" loext:contextual-spacing="false" fo:line-height="200%" fo:text-align="start" style:justify-single-word="false" fo:orphans="2" fo:widows="2" fo:background-color="#ffffff" fo:padding="0in" fo:border="none"/>
      <style:text-properties fo:font-variant="normal" fo:text-transform="none" fo:color="#009999" style:font-name="SFMono-Regular" fo:font-size="10.5pt" fo:letter-spacing="normal" fo:font-style="normal" fo:font-weight="normal"/>
    </style:style>
    <style:style style:name="P10" style:family="paragraph" style:parent-style-name="Preformatted_20_Text">
      <style:paragraph-properties fo:text-align="justify" style:justify-single-word="false"/>
      <style:text-properties fo:font-variant="normal" fo:text-transform="none" fo:color="#24292e" style:font-name="SFMono-Regular" fo:font-size="10.5pt" fo:letter-spacing="normal" fo:language="es" fo:country="CO" fo:font-style="normal" style:text-underline-style="none" fo:font-weight="normal" officeooo:rsid="01a43146" officeooo:paragraph-rsid="01a43146" style:font-style-asian="normal" style:font-style-complex="normal"/>
    </style:style>
    <style:style style:name="P11" style:family="paragraph" style:parent-style-name="Preformatted_20_Text">
      <style:paragraph-properties fo:text-align="justify" style:justify-single-word="false"/>
      <style:text-properties fo:font-variant="normal" fo:text-transform="none" fo:color="#999988" style:font-name="SFMono-Regular" fo:font-size="10.5pt" fo:letter-spacing="normal" fo:language="es" fo:country="CO" fo:font-style="italic" style:text-underline-style="none" fo:font-weight="normal" officeooo:rsid="01a43146" officeooo:paragraph-rsid="021c728f" style:font-style-asian="normal" style:font-style-complex="normal"/>
    </style:style>
    <style:style style:name="P12" style:family="paragraph" style:parent-style-name="Preformatted_20_Text">
      <loext:graphic-properties draw:fill="solid" draw:fill-color="#ffffff" draw:opacity="100%"/>
      <style:paragraph-properties fo:line-height="200%" fo:text-align="start" style:justify-single-word="false" fo:orphans="2" fo:widows="2" fo:background-color="#ffffff" fo:padding="0in" fo:border="none"/>
      <style:text-properties fo:font-variant="normal" fo:text-transform="none" fo:color="#24292e" fo:letter-spacing="normal"/>
    </style:style>
    <style:style style:name="P13" style:family="paragraph" style:parent-style-name="Preformatted_20_Text">
      <loext:graphic-properties draw:fill="solid" draw:fill-color="#ffffff" draw:opacity="100%"/>
      <style:paragraph-properties fo:line-height="200%" fo:text-align="start" style:justify-single-word="false" fo:orphans="2" fo:widows="2" fo:background-color="#ffffff" fo:padding="0in" fo:border="none"/>
      <style:text-properties fo:font-variant="normal" fo:text-transform="none" fo:color="#24292e" style:font-name="SFMono-Regular" fo:font-size="10.5pt" fo:letter-spacing="normal" fo:font-style="normal" fo:font-weight="normal"/>
    </style:style>
    <style:style style:name="P14" style:family="paragraph" style:parent-style-name="Preformatted_20_Text">
      <loext:graphic-properties draw:fill="solid" draw:fill-color="#ffffff" draw:opacity="100%"/>
      <style:paragraph-properties fo:line-height="200%" fo:text-align="start" style:justify-single-word="false" fo:orphans="2" fo:widows="2" fo:background-color="#ffffff" fo:padding="0in" fo:border="none"/>
      <style:text-properties fo:font-variant="normal" fo:text-transform="none" fo:color="#183691" fo:letter-spacing="normal"/>
    </style:style>
    <style:style style:name="P15" style:family="paragraph" style:parent-style-name="Preformatted_20_Text">
      <loext:graphic-properties draw:fill="solid" draw:fill-color="#ffffff" draw:opacity="100%"/>
      <style:paragraph-properties fo:line-height="200%" fo:text-align="start" style:justify-single-word="false" fo:orphans="2" fo:widows="2" fo:background-color="#ffffff" fo:padding="0in" fo:border="none"/>
      <style:text-properties fo:font-variant="normal" fo:text-transform="none" fo:color="#183691" style:font-name="SFMono-Regular" fo:font-size="10.5pt" fo:letter-spacing="normal" fo:font-style="normal" fo:font-weight="normal"/>
    </style:style>
    <style:style style:name="P16" style:family="paragraph" style:parent-style-name="Preformatted_20_Text">
      <loext:graphic-properties draw:fill="solid" draw:fill-color="#ffffff" draw:opacity="100%"/>
      <style:paragraph-properties fo:line-height="200%" fo:text-align="start" style:justify-single-word="false" fo:orphans="2" fo:widows="2" fo:background-color="#ffffff" fo:padding="0in" fo:border="none"/>
      <style:text-properties fo:font-variant="normal" fo:text-transform="none" fo:color="#ce2068" style:font-name="SFMono-Regular" fo:font-size="10.5pt" fo:letter-spacing="normal" fo:font-style="normal" fo:font-weight="normal"/>
    </style:style>
    <style:style style:name="P17" style:family="paragraph" style:parent-style-name="Preformatted_20_Text">
      <loext:graphic-properties draw:fill="solid" draw:fill-color="#ffffff" draw:opacity="100%"/>
      <style:paragraph-properties fo:line-height="200%" fo:text-align="start" style:justify-single-word="false" fo:orphans="2" fo:widows="2" fo:background-color="#ffffff" fo:padding="0in" fo:border="none"/>
      <style:text-properties fo:font-variant="normal" fo:text-transform="none" fo:color="#009999" style:font-name="SFMono-Regular" fo:font-size="10.5pt" fo:letter-spacing="normal" fo:font-style="normal" fo:font-weight="normal"/>
    </style:style>
    <style:style style:name="P18" style:family="paragraph" style:parent-style-name="Preformatted_20_Text">
      <loext:graphic-properties draw:fill="solid" draw:fill-color="#ffffff" draw:opacity="100%"/>
      <style:paragraph-properties fo:line-height="200%" fo:text-align="start" style:justify-single-word="false" fo:orphans="2" fo:widows="2" fo:background-color="#ffffff" fo:padding="0in" fo:border="none"/>
      <style:text-properties fo:font-variant="normal" fo:text-transform="none" fo:color="#999988" style:font-name="SFMono-Regular" fo:font-size="10.5pt" fo:letter-spacing="normal" fo:font-style="italic" fo:font-weight="normal"/>
    </style:style>
    <style:style style:name="P19" style:family="paragraph" style:parent-style-name="Preformatted_20_Text">
      <loext:graphic-properties draw:fill="solid" draw:fill-color="#ffffff" draw:opacity="100%"/>
      <style:paragraph-properties fo:line-height="200%" fo:text-align="start" style:justify-single-word="false" fo:orphans="2" fo:widows="2" fo:background-color="#ffffff" fo:padding="0in" fo:border="none"/>
    </style:style>
    <style:style style:name="P20" style:family="paragraph" style:parent-style-name="Preformatted_20_Text">
      <style:paragraph-properties fo:text-align="justify" style:justify-single-word="false"/>
      <style:text-properties fo:font-variant="normal" fo:text-transform="none" fo:color="#999988" style:font-name="SFMono-Regular" fo:font-size="10.5pt" fo:letter-spacing="normal" fo:language="es" fo:country="CO" fo:font-style="italic" style:text-underline-style="none" fo:font-weight="normal" officeooo:rsid="01a43146" officeooo:paragraph-rsid="01a43146" style:font-style-asian="normal" style:font-style-complex="normal"/>
    </style:style>
    <style:style style:name="P21" style:family="paragraph" style:parent-style-name="Preformatted_20_Text">
      <loext:graphic-properties draw:fill="solid" draw:fill-color="#ffffff" draw:opacity="100%"/>
      <style:paragraph-properties fo:margin-left="0in" fo:margin-right="0in" fo:line-height="200%" fo:text-align="start" style:justify-single-word="false" fo:orphans="2" fo:widows="2" fo:text-indent="0in" style:auto-text-indent="false" fo:background-color="#ffffff" fo:padding="0in" fo:border="none"/>
      <style:text-properties fo:font-variant="normal" fo:text-transform="none" fo:color="#999988" style:font-name="SFMono-Regular" fo:font-size="10.5pt" fo:letter-spacing="normal" fo:font-style="italic" fo:font-weight="normal"/>
    </style:style>
    <style:style style:name="P22" style:family="paragraph" style:parent-style-name="Preformatted_20_Text">
      <loext:graphic-properties draw:fill="solid" draw:fill-color="#ffffff" draw:opacity="100%"/>
      <style:paragraph-properties fo:margin-top="0in" fo:margin-bottom="0.1965in" loext:contextual-spacing="false" fo:line-height="200%" fo:text-align="start" style:justify-single-word="false" fo:orphans="2" fo:widows="2" fo:background-color="#ffffff" fo:padding="0in" fo:border="none"/>
      <style:text-properties fo:font-variant="normal" fo:text-transform="none" fo:color="#24292e" fo:letter-spacing="normal"/>
    </style:style>
    <style:style style:name="P23" style:family="paragraph" style:parent-style-name="Preformatted_20_Text">
      <loext:graphic-properties draw:fill="solid" draw:fill-color="#ffffff" draw:opacity="100%"/>
      <style:paragraph-properties fo:line-height="200%" fo:text-align="start" style:justify-single-word="false" fo:orphans="2" fo:widows="2" fo:background-color="#ffffff" fo:padding="0in" fo:border="none"/>
    </style:style>
    <style:style style:name="P24" style:family="paragraph" style:parent-style-name="Preformatted_20_Text">
      <loext:graphic-properties draw:fill="solid" draw:fill-color="#ffffff" draw:opacity="100%"/>
      <style:paragraph-properties fo:line-height="200%" fo:text-align="start" style:justify-single-word="false" fo:orphans="2" fo:widows="2" fo:background-color="#ffffff" fo:padding="0in" fo:border="none"/>
      <style:text-properties fo:font-variant="normal" fo:text-transform="none" fo:color="#999988" style:font-name="SFMono-Regular" fo:font-size="10.5pt" fo:letter-spacing="normal" fo:font-style="italic" fo:font-weight="normal"/>
    </style:style>
    <style:style style:name="P25" style:family="paragraph" style:parent-style-name="Preformatted_20_Text">
      <loext:graphic-properties draw:fill="solid" draw:fill-color="#ffffff" draw:opacity="100%"/>
      <style:paragraph-properties fo:line-height="200%" fo:text-align="start" style:justify-single-word="false" fo:orphans="2" fo:widows="2" fo:background-color="#ffffff" fo:padding="0in" fo:border="none"/>
      <style:text-properties fo:font-variant="normal" fo:text-transform="none" fo:color="#24292e" style:font-name="SFMono-Regular" fo:font-size="10.5pt" fo:letter-spacing="normal" fo:font-style="normal" fo:font-weight="normal"/>
    </style:style>
    <style:style style:name="P26" style:family="paragraph" style:parent-style-name="Preformatted_20_Text">
      <loext:graphic-properties draw:fill="solid" draw:fill-color="#ffffff" draw:opacity="100%"/>
      <style:paragraph-properties fo:line-height="200%" fo:text-align="start" style:justify-single-word="false" fo:orphans="2" fo:widows="2" fo:background-color="#ffffff" fo:padding="0in" fo:border="none"/>
      <style:text-properties fo:font-variant="normal" fo:text-transform="none" fo:color="#24292e" fo:letter-spacing="normal"/>
    </style:style>
    <style:style style:name="P27" style:family="paragraph" style:parent-style-name="Preformatted_20_Text">
      <loext:graphic-properties draw:fill="solid" draw:fill-color="#ffffff" draw:opacity="100%"/>
      <style:paragraph-properties fo:line-height="200%" fo:text-align="start" style:justify-single-word="false" fo:orphans="2" fo:widows="2" fo:background-color="#ffffff" fo:padding="0in" fo:border="none"/>
      <style:text-properties fo:font-variant="normal" fo:text-transform="none" fo:color="#183691" fo:letter-spacing="normal"/>
    </style:style>
    <style:style style:name="P28" style:family="paragraph" style:parent-style-name="Standard" style:list-style-name="L1">
      <style:paragraph-properties fo:text-align="justify" style:justify-single-word="false"/>
      <style:text-properties fo:language="es" fo:country="CO" fo:font-style="normal" style:text-underline-style="none" officeooo:rsid="01a43146" officeooo:paragraph-rsid="01a43146" style:font-style-asian="normal" style:font-style-complex="normal"/>
    </style:style>
    <style:style style:name="P29" style:family="paragraph" style:parent-style-name="Standard" style:list-style-name="L2">
      <style:paragraph-properties fo:text-align="justify" style:justify-single-word="false"/>
      <style:text-properties fo:language="es" fo:country="CO" fo:font-style="normal" style:text-underline-style="none" officeooo:rsid="01a43146" officeooo:paragraph-rsid="01a43146" style:font-style-asian="normal" style:font-style-complex="normal"/>
    </style:style>
    <style:style style:name="P30" style:family="paragraph" style:parent-style-name="Standard" style:list-style-name="L3">
      <style:paragraph-properties fo:text-align="justify" style:justify-single-word="false"/>
      <style:text-properties fo:language="es" fo:country="CO" fo:font-style="normal" style:text-underline-style="none" officeooo:rsid="01a43146" officeooo:paragraph-rsid="01a43146" style:font-style-asian="normal" style:font-style-complex="normal"/>
    </style:style>
    <style:style style:name="P31" style:family="paragraph" style:parent-style-name="Standard" style:list-style-name="L4">
      <style:paragraph-properties fo:text-align="justify" style:justify-single-word="false"/>
      <style:text-properties fo:language="es" fo:country="CO" fo:font-style="normal" style:text-underline-style="none" officeooo:rsid="01a43146" officeooo:paragraph-rsid="01a43146" style:font-style-asian="normal" style:font-style-complex="normal"/>
    </style:style>
    <style:style style:name="P32" style:family="paragraph" style:parent-style-name="Standard">
      <style:paragraph-properties fo:text-align="justify" style:justify-single-word="false"/>
      <style:text-properties fo:language="es" fo:country="CO" fo:font-style="normal" style:text-underline-style="none" officeooo:rsid="01a43146" officeooo:paragraph-rsid="01a43146" style:font-style-asian="normal" style:font-style-complex="normal"/>
    </style:style>
    <style:style style:name="T1" style:family="text">
      <style:text-properties fo:color="#ce2068"/>
    </style:style>
    <style:style style:name="T2" style:family="text">
      <style:text-properties fo:color="#ce2068" style:font-name="SFMono-Regular" fo:font-size="10.5pt" fo:font-style="normal" fo:font-weight="normal"/>
    </style:style>
    <style:style style:name="T3" style:family="text">
      <style:text-properties fo:color="#0086b3"/>
    </style:style>
    <style:style style:name="T4" style:family="text">
      <style:text-properties style:font-name="SFMono-Regular" fo:font-size="10.5pt" fo:font-style="normal" fo:font-weight="normal"/>
    </style:style>
    <style:style style:name="T5" style:family="text">
      <style:text-properties fo:color="#795da3"/>
    </style:style>
    <style:style style:name="T6" style:family="text">
      <style:text-properties fo:color="#795da3" style:font-name="SFMono-Regular" fo:font-size="10.5pt" fo:font-style="normal" fo:font-weight="normal"/>
    </style:style>
    <style:style style:name="T7" style:family="text">
      <style:text-properties fo:color="#009999"/>
    </style:style>
    <style:style style:name="T8" style:family="text">
      <style:text-properties fo:color="#009999" style:font-name="SFMono-Regular" fo:font-size="10.5pt" fo:font-style="normal" fo:font-weight="normal"/>
    </style:style>
    <style:style style:name="T9" style:family="text">
      <style:text-properties fo:color="#183691"/>
    </style:style>
    <style:style style:name="T10" style:family="text">
      <style:text-properties fo:color="#183691" style:font-name="SFMono-Regular" fo:font-size="10.5pt" fo:font-style="normal" fo:font-weight="normal"/>
    </style:style>
    <style:style style:name="T11" style:family="text">
      <style:text-properties fo:color="#999988" style:font-name="SFMono-Regular" fo:font-size="10.5pt" fo:font-style="italic" fo:font-weight="normal"/>
    </style:style>
    <style:style style:name="T12" style:family="text">
      <style:text-properties officeooo:rsid="0214a60e"/>
    </style:style>
    <style:style style:name="T13" style:family="text">
      <style:text-properties officeooo:rsid="021c728f"/>
    </style:style>
    <style:style style:name="T14" style:family="text">
      <style:text-properties officeooo:rsid="0229ca64"/>
    </style:style>
    <style:style style:name="T15" style:family="text">
      <style:text-properties officeooo:rsid="0231fc46"/>
    </style:style>
    <style:style style:name="T16" style:family="text">
      <style:text-properties officeooo:rsid="023dc21b"/>
    </style:style>
    <style:style style:name="fr1"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draw:frame-margin-horizontal="0px" draw:frame-margin-vertical="0px"/>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bject1" text:anchor-type="page" text:anchor-page-number="1" svg:x="0in" svg:y="0in" svg:width="7.9689in" svg:height="2.9165in" draw:z-index="0">
        <draw:floating-frame xlink:href="https://googleads.g.doubleclick.net/pagead/ads?client=ca-pub-1491000300253750&amp;output=html&amp;h=280&amp;adk=1438622358&amp;adf=188917791&amp;pi=t.aa~a.2130677183~i.3~rp.4&amp;w=765&amp;fwrn=4&amp;fwrnh=100&amp;lmt=1623646278&amp;num_ads=1&amp;rafmt=1&amp;armr=3&amp;sem=mc&amp;pwprc=7118998571&amp;psa=1&amp;ad_type=text_image&amp;format=765x280&amp;url=https%3A%2F%2Funiwebsidad.com%2Flibros%2Falgoritmos-python%2Fcapitulo-17%2Fapendice-3&amp;flash=0&amp;fwr=0&amp;pra=3&amp;rh=192&amp;rw=765&amp;rpe=1&amp;resp_fmts=3&amp;wgl=1&amp;fa=27&amp;uach=WyJMaW51eCIsIiIsIng4NiIsIiIsIjkxLjAuNDQ3Mi4xMDEiLFtdXQ..&amp;dt=1623646278271&amp;bpp=1&amp;bdt=202&amp;idt=-M&amp;shv=r20210609&amp;cbv=%2Fr20190131&amp;ptt=9&amp;saldr=aa&amp;abxe=1&amp;cookie=ID%3D597ff11767767db1-222d7895867a0086%3AT%3D1622590471%3ART%3D1622590471%3AS%3DALNI_Mbdp-CYqgZU4uGH37XTGq8cqJJvmg&amp;prev_fmts=0x0%2C1200x280&amp;nras=3&amp;correlator=1139353984827&amp;frm=20&amp;pv=1&amp;ga_vid=359865159.1622590471&amp;ga_sid=1623646278&amp;ga_hid=210525828&amp;ga_fc=0&amp;u_tz=-300&amp;u_his=18&amp;u_java=0&amp;u_h=1050&amp;u_w=1680&amp;u_ah=1023&amp;u_aw=1608&amp;u_cd=24&amp;u_nplug=3&amp;u_nmime=4&amp;adx=282&amp;ady=1516&amp;biw=1593&amp;bih=919&amp;scr_x=0&amp;scr_y=0&amp;oid=3&amp;pvsid=2632091523340613&amp;pem=159&amp;ref=https%3A%2F%2Funiwebsidad.com%2Flibros%2Falgoritmos-python%2Fcapitulo-17%2Fejercicios-17&amp;eae=0&amp;fc=1408&amp;brdim=72%2C27%2C72%2C27%2C1608%2C27%2C1608%2C1023%2C1608%2C919&amp;vis=1&amp;rsz=%7C%7Cs%7C&amp;abl=NS&amp;fu=128&amp;bc=31&amp;ifi=3&amp;uci=a!3&amp;btvi=1&amp;fsb=1&amp;xpc=RILs0H8lXU&amp;p=https%3A//uniwebsidad.com&amp;dtd=8" xlink:type="simple" xlink:show="embed" xlink:actuate="onLoad" draw:frame-name="aswift_2"/>
      </draw:frame>
      <text:p text:style-name="P6">Pïlas y Colas</text:p>
      <text:p text:style-name="P1"/>
      <text:p text:style-name="P2"/>
      <text:p text:style-name="P3">Capítulo 17. Pilas y colas</text:p>
      <text:p text:style-name="P3">En esta unidad veremos dos ejemplos de tipos abstractos de datos, de los más clásicos: pilas y colas.</text:p>
      <text:p text:style-name="P3"/>
      <text:p text:style-name="P3">17.1. Pilas</text:p>
      <text:p text:style-name="P3">Una pila es un TAD que tiene las siguientes operaciones (se describe también la acción que lleva adelante cada operación):</text:p>
      <text:p text:style-name="P3"/>
      <text:list xml:id="list2337903715" text:style-name="L1">
        <text:list-item>
          <text:p text:style-name="P28">__init__: inicializa una pila nueva, vacía.</text:p>
        </text:list-item>
        <text:list-item>
          <text:p text:style-name="P28">apilar: agrega un nuevo elemento a la pila.</text:p>
        </text:list-item>
        <text:list-item>
          <text:p text:style-name="P28">desapilar: elimina el tope de la pila y lo devuelve. El elemento que se devuelve es siempre el último que se agreg<text:span text:style-name="T12">ó</text:span>.</text:p>
        </text:list-item>
        <text:list-item>
          <text:p text:style-name="P28">es_vacia: devuelve True o False según si la pila está vacía o no.</text:p>
        </text:list-item>
      </text:list>
      <text:p text:style-name="P3"/>
      <text:p text:style-name="P3">El comportamiento de una pila se puede describir mediante la frase "Lo último que se apiló es lo primero que se usa", que es exactamente lo que uno hace con una pila (de platos por ejemplo): en una pila de platos uno sólo puede ver la apariencia completa del plato de arriba, y sólo puede tomar el plato de arriba (si se intenta tomar un plato del medio de la pila lo más probable es que alguno de sus vecinos, o él mismo, se arruine).</text:p>
      <text:p text:style-name="P3"/>
      <text:p text:style-name="P3">Como ya se dijo, al crear un tipo abstracto de datos, es importante decidir cuál será la representación a utilizar. En el caso de la pila, si bien puede haber más de una representación, por ahora veremos la más sencilla: representaremos una pila mediante una lista de Python.</text:p>
      <text:p text:style-name="P3"/>
      <text:p text:style-name="P3"><text:s/></text:p>
      <text:p text:style-name="P3">Sin embargo, para los que construyen programas que usan un TAD vale el siguiente llamado de atención:</text:p>
      <text:p text:style-name="P3"/>
      <text:p text:style-name="P3">17.1.1. Pilas representadas por listas</text:p>
      <text:p text:style-name="P3">Definiremos una clase Pila con un atributo, items, de tipo lista, que contendrá los elementos de la pila. El tope de la pila se encontrará en la última posición de la lista, y cada vez que se apile un nuevo elemento, se lo agregará al final.</text:p>
      <text:p text:style-name="P3"/>
      <text:p text:style-name="P3">El método __init__ no recibirá parámetros adicionales, ya que deberá crear una pila vacía (que representaremos por una lista vacía):</text:p>
      <text:p text:style-name="P3"/>
      <text:p text:style-name="P5">Advertencia</text:p>
      <text:p text:style-name="P5">Al usar esa pila dentro de un programa, deberemos ignorar que se está trabajando sobre una lista: solamente podremos usar los métodos de pila.</text:p>
      <text:p text:style-name="P5"/>
      <text:p text:style-name="P5">Si alguien viola este principio, y usa la representación dentro del programa usuario, termina por recibir el peor castigo imaginable para un/a programador/a: sus programas pueden dejar de funcionar el cualquier momento, tan pronto como quien produce del TAD decida cambiar, aunque sea sutilmente, dicha representación.</text:p>
      <text:p text:style-name="P3"/>
      <text:p text:style-name="P3"/>
      <text:p text:style-name="P3"/>
      <text:p text:style-name="P10"><text:soft-page-break/><text:span text:style-name="T1">class</text:span> <text:span text:style-name="T3">Pila</text:span>:</text:p>
      <text:p text:style-name="P12"><text:s text:c="4"/><text:span text:style-name="T10">""" Representa una pila con operaciones de apilar, desapilar y</text:span></text:p>
      <text:p text:style-name="P14"><text:s text:c="8"/><text:span text:style-name="T4">verificar si está vacía. """</text:span></text:p>
      <text:p text:style-name="P19"/>
      <text:p text:style-name="P12"><text:s text:c="4"/><text:span text:style-name="T2">def</text:span><text:span text:style-name="T4"> </text:span><text:span text:style-name="T6">__init__</text:span><text:span text:style-name="T4">(self):</text:span></text:p>
      <text:p text:style-name="P12"><text:s text:c="8"/><text:span text:style-name="T10">""" Crea una pila vacía. """</text:span></text:p>
      <text:p text:style-name="P12"><text:s text:c="8"/><text:span text:style-name="T11"># La pila vacía se representa con una lista vacía</text:span></text:p>
      <text:p text:style-name="P8"><text:s text:c="8"/><text:span text:style-name="T4">self.items=[]</text:span></text:p>
      <text:p text:style-name="P3">El método apilar se implementará agregando el nuevo elemento al final de la lista:</text:p>
      <text:p text:style-name="P3"/>
      <text:p text:style-name="P10"><text:span text:style-name="T1">def</text:span> <text:span text:style-name="T5">apilar</text:span>(self, x):</text:p>
      <text:p text:style-name="P12"><text:s text:c="4"/><text:span text:style-name="T10">""" Agrega el elemento x a la pila. """</text:span></text:p>
      <text:p text:style-name="P12"><text:s text:c="4"/><text:span text:style-name="T11"># Apilar es agregar al final de la lista.</text:span></text:p>
      <text:p text:style-name="P8"><text:s text:c="4"/><text:span text:style-name="T4">self.items.append(x)</text:span></text:p>
      <text:p text:style-name="P3">Para implementar desapilar, se usará el método pop de lista que hace exactamente lo requerido: elimina el último elemento de la lista y devuelve el valor del elemento eliminado. Si la lista está vacía levanta una excepción, haremos lo mismo, pero cambiaremos el tipo de excepción, para no revelar la implementación.</text:p>
      <text:p text:style-name="P3"/>
      <text:p text:style-name="P10"><text:span text:style-name="T1">def</text:span> <text:span text:style-name="T5">desapilar</text:span>(self):</text:p>
      <text:p text:style-name="P12"><text:s text:c="4"/><text:span text:style-name="T10">""" Devuelve el elemento tope y lo elimina de la pila.</text:span></text:p>
      <text:p text:style-name="P14"><text:s text:c="8"/><text:span text:style-name="T4">Si la pila está vacía levanta una excepción. """</text:span></text:p>
      <text:p text:style-name="P12"><text:s text:c="4"/><text:span text:style-name="T2">try</text:span><text:span text:style-name="T4">:</text:span></text:p>
      <text:p text:style-name="P12"><text:s text:c="8"/><text:span text:style-name="T2">return</text:span><text:span text:style-name="T4"> self.items.pop()</text:span></text:p>
      <text:p text:style-name="P12"><text:s text:c="4"/><text:span text:style-name="T2">except</text:span><text:span text:style-name="T4"> IndexError:</text:span></text:p>
      <text:p text:style-name="P8"><text:s text:c="8"/><text:span text:style-name="T2">raise</text:span><text:span text:style-name="T4"> ValueError(</text:span><text:span text:style-name="T10">"La pila está vacía"</text:span><text:span text:style-name="T4">)</text:span></text:p>
      <text:p text:style-name="P5">Nota</text:p>
      <text:p text:style-name="P5">Utilizamos los métodos append y pop de las listas de Python, porque sabemos que estos métodos se ejecutan en tiempo constante. Queremos que el tiempo de apilar o desapilar de la pila no dependa de la cantidad de elementos contenidos.</text:p>
      <text:p text:style-name="P3"/>
      <text:p text:style-name="P3">Finalmente, el método para indicar si se trata de una pila vacía.</text:p>
      <text:p text:style-name="P3"/>
      <text:p text:style-name="P10"><text:soft-page-break/><text:span text:style-name="T1">def</text:span> <text:span text:style-name="T5">es_vacia</text:span>(self):</text:p>
      <text:p text:style-name="P12"><text:s text:c="4"/><text:span text:style-name="T10">""" Devuelve True si la lista está vacía, False si no. """</text:span></text:p>
      <text:p text:style-name="P8"><text:s text:c="4"/><text:span text:style-name="T2">return</text:span><text:span text:style-name="T4"> self.items == []</text:span></text:p>
      <text:p text:style-name="P3">Construimos algunas pilas y operamos con ellas:</text:p>
      <text:p text:style-name="P3"/>
      <text:p text:style-name="P3"/>
      <text:p text:style-name="P10"><text:span text:style-name="T1">from</text:span> clasePila <text:span text:style-name="T1">import</text:span> Pila</text:p>
      <text:p text:style-name="P13">p = Pila()</text:p>
      <text:p text:style-name="P13">p.es_vacia()</text:p>
      <text:p text:style-name="P16">True</text:p>
      <text:p text:style-name="P13">p.apilar(<text:span text:style-name="T7">1</text:span>)</text:p>
      <text:p text:style-name="P13">p.es_vacia()</text:p>
      <text:p text:style-name="P16">False</text:p>
      <text:p text:style-name="P13">p.apilar(<text:span text:style-name="T7">5</text:span>)</text:p>
      <text:p text:style-name="P13">p.apilar(<text:span text:style-name="T9">"+"</text:span>)</text:p>
      <text:p text:style-name="P13">p.apilar(<text:span text:style-name="T7">22</text:span>)</text:p>
      <text:p text:style-name="P13">p.desapilar()</text:p>
      <text:p text:style-name="P17">22</text:p>
      <text:p text:style-name="P13">p</text:p>
      <text:p text:style-name="P13">&lt;clasePila.Pila instance at <text:span text:style-name="T7">0xb7523f4c</text:span>&gt;</text:p>
      <text:p text:style-name="P13">q=Pila()</text:p>
      <text:p text:style-name="P13">q.desapilar()</text:p>
      <text:p text:style-name="P13">Traceback (most recent call last):</text:p>
      <text:p text:style-name="P12"><text:s text:c="4"/><text:span text:style-name="T4">File </text:span><text:span text:style-name="T10">"&lt;stdin&gt;"</text:span><text:span text:style-name="T4">, line </text:span><text:span text:style-name="T8">1</text:span><text:span text:style-name="T4">, </text:span><text:span text:style-name="T2">in</text:span><text:span text:style-name="T4"> &lt;module&gt;</text:span></text:p>
      <text:p text:style-name="P12"><text:s text:c="4"/><text:span text:style-name="T4">File </text:span><text:span text:style-name="T10">"clasePila.py"</text:span><text:span text:style-name="T4">, line </text:span><text:span text:style-name="T8">24</text:span><text:span text:style-name="T4">, </text:span><text:span text:style-name="T2">in</text:span><text:span text:style-name="T4"> desapilar</text:span></text:p>
      <text:p text:style-name="P12"><text:s text:c="8"/><text:span text:style-name="T2">raise</text:span><text:span text:style-name="T4"> ValueError(</text:span><text:span text:style-name="T10">"La pila está vacía"</text:span><text:span text:style-name="T4">)</text:span></text:p>
      <text:p text:style-name="P7">ValueError: La pila está vacía</text:p>
      <text:p text:style-name="P3"/>
      <text:p text:style-name="P3"/>
      <text:p text:style-name="P3"><text:soft-page-break/>17.1.2. Uso de pila: calculadora científica</text:p>
      <text:p text:style-name="P3">La famosa calculadora portátil HP-35 (de 1972) popularizó la notación polaca inversa (o notación prefijo) para hacer cálculos sin necesidad de usar paréntesis. Esa notación, inventada por el lógico polaco Jan Lukasiewicz en 1920, se basa en el principio de que un operador siempre se escribe a continuación de sus operandos. La operación (5 − 3) + 8 se escribirá como “5 3 - 8 +, que se interpretará como: "restar 3 de 5, y al resultado sumarle 8".</text:p>
      <text:p text:style-name="P3"/>
      <text:p text:style-name="P3">Es posible implementar esta notación de manera sencilla usando una pila de la siguiente manera, a partir de una cadena de entrada de valores separados por blancos:</text:p>
      <text:p text:style-name="P3"/>
      <text:list xml:id="list1877214306" text:style-name="L2">
        <text:list-item>
          <text:p text:style-name="P29">Mientras se lean números, se apilan.</text:p>
        </text:list-item>
        <text:list-item>
          <text:p text:style-name="P29">En el momento en el que se detecta una operación binaria +, -, *, / o % se desapilan los dos últimos números apilados, se ejecuta la operación indicada, y el resultado de esa operación se apila.</text:p>
        </text:list-item>
        <text:list-item>
          <text:p text:style-name="P29">Si la expresión está bien formada, tiene que quedar al final un único número en la pila (el resultado).</text:p>
        </text:list-item>
        <text:list-item>
          <text:p text:style-name="P29">Los posibles errores son:</text:p>
        </text:list-item>
        <text:list-item>
          <text:p text:style-name="P29">Queda más de un número al final (por ejemplo si la cadena de entrada fue "5 3"),</text:p>
        </text:list-item>
        <text:list-item>
          <text:p text:style-name="P29">Ingresa algún caracter que no se puede interpretar ni como número ni como una de las cinco operaciones válidas (por ejemplo si la cadena de entrada fue "5 3 &amp;")</text:p>
        </text:list-item>
        <text:list-item>
          <text:p text:style-name="P29">No hay suficientes operandos para realizar la operación (por ejemplo si la cadena de entrada fue "5 3 - +").</text:p>
        </text:list-item>
      </text:list>
      <text:p text:style-name="P3"/>
      <text:p text:style-name="P3">La siguiente es la estrategia de resolución:</text:p>
      <text:p text:style-name="P3"/>
      <text:p text:style-name="P3">Dada una cadena con la expresión a evaluar, podemos separar sus componentes utilizando el método split(). Recorreremos luego la lista de componentes realizando las acciones indicadas en el párrafo anterior, utilizando una pila auxiliar para operar. Si la expresión está bien formada devolveremos el resultado, de lo contrario levantaremos una excepción (devolveremos None).</text:p>
      <text:p text:style-name="P3"/>
      <text:p text:style-name="P4">En el <text:span text:style-name="T13">siguiente </text:span>código está la implementación de la calculadora descripta. </text:p>
      <text:p text:style-name="P4"/>
      <text:p text:style-name="P11"># Código 17.1: calculadora_polaca.py: Una calculadora polaca inversa</text:p>
      <text:p text:style-name="P19"/>
      <text:p text:style-name="P18">#!/usr/bin/env python</text:p>
      <text:p text:style-name="P18">#encoding: latin1</text:p>
      <text:p text:style-name="P19"/>
      <text:p text:style-name="P13"><text:span text:style-name="T1">from</text:span> clasePila <text:span text:style-name="T1">import</text:span> Pila</text:p>
      <text:p text:style-name="P19"/>
      <text:p text:style-name="P13"><text:span text:style-name="T1">def</text:span> <text:span text:style-name="T5">calculadora_polaca</text:span>(elementos):</text:p>
      <text:p text:style-name="P12"><text:s text:c="4"/><text:span text:style-name="T10">""" Dada una lista de elementos que representan las componentes de</text:span></text:p>
      <text:p text:style-name="P14"><text:s text:c="8"/><text:span text:style-name="T4">una expresión en notacion polaca inversa, evalúa dicha expresión.</text:span></text:p>
      <text:p text:style-name="P14"><text:soft-page-break/><text:s text:c="8"/><text:span text:style-name="T4">Si la expresion está mal formada, levanta ValueError. """</text:span></text:p>
      <text:p text:style-name="P19"/>
      <text:p text:style-name="P12"><text:s text:c="4"/><text:span text:style-name="T4">p = Pila()</text:span></text:p>
      <text:p text:style-name="P12"><text:s text:c="4"/><text:span text:style-name="T2">for</text:span><text:span text:style-name="T4"> elemento </text:span><text:span text:style-name="T2">in</text:span><text:span text:style-name="T4"> elementos:</text:span></text:p>
      <text:p text:style-name="P12"><text:s text:c="8"/><text:span text:style-name="T2">print</text:span><text:span text:style-name="T4"> </text:span><text:span text:style-name="T10">"DEBUG:"</text:span><text:span text:style-name="T4">, elemento</text:span></text:p>
      <text:p text:style-name="P12"><text:s text:c="8"/><text:span text:style-name="T11"># Intenta convertirlo a número</text:span></text:p>
      <text:p text:style-name="P12"><text:s text:c="8"/><text:span text:style-name="T2">try</text:span><text:span text:style-name="T4">:</text:span></text:p>
      <text:p text:style-name="P12"><text:s text:c="12"/><text:span text:style-name="T4">numero = float(elemento)</text:span></text:p>
      <text:p text:style-name="P12"><text:s text:c="12"/><text:span text:style-name="T4">p.apilar(numero)</text:span></text:p>
      <text:p text:style-name="P12"><text:s text:c="12"/><text:span text:style-name="T2">print</text:span><text:span text:style-name="T4"> </text:span><text:span text:style-name="T10">"DEBUG: apila "</text:span><text:span text:style-name="T4">, numero</text:span></text:p>
      <text:p text:style-name="P12"><text:s text:c="8"/><text:span text:style-name="T11"># Si no se puede convertir a número, debería ser un operando</text:span></text:p>
      <text:p text:style-name="P12"><text:s text:c="8"/><text:span text:style-name="T2">except</text:span><text:span text:style-name="T4"> ValueError:</text:span></text:p>
      <text:p text:style-name="P12"><text:s text:c="12"/><text:span text:style-name="T11"># Si no es un operando válido, levanta ValueError</text:span></text:p>
      <text:p text:style-name="P12"><text:s text:c="12"/><text:span text:style-name="T2">if</text:span><text:span text:style-name="T4"> elemento </text:span><text:span text:style-name="T2">not</text:span><text:span text:style-name="T4"> </text:span><text:span text:style-name="T2">in</text:span><text:span text:style-name="T4"> </text:span><text:span text:style-name="T10">"+-*/ %"</text:span><text:span text:style-name="T4"> </text:span><text:span text:style-name="T2">or</text:span><text:span text:style-name="T4"> len(elemento) != </text:span><text:span text:style-name="T8">1</text:span><text:span text:style-name="T4">:</text:span></text:p>
      <text:p text:style-name="P12"><text:s text:c="16"/><text:span text:style-name="T2">raise</text:span><text:span text:style-name="T4"> ValueError(</text:span><text:span text:style-name="T10">"Operando inválido"</text:span><text:span text:style-name="T4">)</text:span></text:p>
      <text:p text:style-name="P12"><text:s text:c="12"/><text:span text:style-name="T11"># Si es un operando válido, intenta desapilar y operar</text:span></text:p>
      <text:p text:style-name="P12"><text:s text:c="12"/><text:span text:style-name="T2">try</text:span><text:span text:style-name="T4">:</text:span></text:p>
      <text:p text:style-name="P12"><text:s text:c="16"/><text:span text:style-name="T4">a1 = p.desapilar()</text:span></text:p>
      <text:p text:style-name="P12"><text:s text:c="16"/><text:span text:style-name="T2">print</text:span><text:span text:style-name="T4"> </text:span><text:span text:style-name="T10">"DEBUG: desapila "</text:span><text:span text:style-name="T4">,a1</text:span></text:p>
      <text:p text:style-name="P12"><text:s text:c="16"/><text:span text:style-name="T4">a2 = p.desapilar()</text:span></text:p>
      <text:p text:style-name="P12"><text:s text:c="16"/><text:span text:style-name="T2">print</text:span><text:span text:style-name="T4"> </text:span><text:span text:style-name="T10">"DEBUG: desapila "</text:span><text:span text:style-name="T4">,a2</text:span></text:p>
      <text:p text:style-name="P12"><text:s text:c="12"/><text:span text:style-name="T11"># Si hubo problemas al desapilar</text:span></text:p>
      <text:p text:style-name="P12"><text:s text:c="12"/><text:span text:style-name="T2">except</text:span><text:span text:style-name="T4"> ValueError:</text:span></text:p>
      <text:p text:style-name="P12"><text:s text:c="16"/><text:span text:style-name="T2">print</text:span><text:span text:style-name="T4"> </text:span><text:span text:style-name="T10">"DEBUG: error pila faltan operandos"</text:span></text:p>
      <text:p text:style-name="P12"><text:s text:c="16"/><text:span text:style-name="T2">raise</text:span><text:span text:style-name="T4"> ValueError(</text:span><text:span text:style-name="T10">"Faltan operandos"</text:span><text:span text:style-name="T4">)</text:span></text:p>
      <text:p text:style-name="P19"/>
      <text:p text:style-name="P12"><text:s text:c="12"/><text:span text:style-name="T2">if</text:span><text:span text:style-name="T4"> elemento == </text:span><text:span text:style-name="T10">"+"</text:span><text:span text:style-name="T4">:</text:span></text:p>
      <text:p text:style-name="P12"><text:soft-page-break/><text:s text:c="16"/><text:span text:style-name="T4">resultado = a2 + a1</text:span></text:p>
      <text:p text:style-name="P12"><text:s text:c="12"/><text:span text:style-name="T2">elif</text:span><text:span text:style-name="T4"> elemento == </text:span><text:span text:style-name="T10">"-"</text:span><text:span text:style-name="T4">:</text:span></text:p>
      <text:p text:style-name="P12"><text:s text:c="16"/><text:span text:style-name="T4">resultado = a2 - a1</text:span></text:p>
      <text:p text:style-name="P12"><text:s text:c="12"/><text:span text:style-name="T2">elif</text:span><text:span text:style-name="T4"> elemento == </text:span><text:span text:style-name="T10">"*"</text:span><text:span text:style-name="T4">:</text:span></text:p>
      <text:p text:style-name="P12"><text:s text:c="16"/><text:span text:style-name="T4">resultado = a2 * a1</text:span></text:p>
      <text:p text:style-name="P12"><text:s text:c="12"/><text:span text:style-name="T2">elif</text:span><text:span text:style-name="T4"> elemento == </text:span><text:span text:style-name="T10">"/"</text:span><text:span text:style-name="T4">:</text:span></text:p>
      <text:p text:style-name="P12"><text:s text:c="16"/><text:span text:style-name="T4">resultado = a2 / a1</text:span></text:p>
      <text:p text:style-name="P12"><text:s text:c="12"/><text:span text:style-name="T2">elif</text:span><text:span text:style-name="T4"> elemento == </text:span><text:span text:style-name="T10">" %"</text:span><text:span text:style-name="T4">:</text:span></text:p>
      <text:p text:style-name="P12"><text:s text:c="16"/><text:span text:style-name="T4">resultado = a2 % a1</text:span></text:p>
      <text:p text:style-name="P12"><text:s text:c="12"/><text:span text:style-name="T2">print</text:span><text:span text:style-name="T4"> </text:span><text:span text:style-name="T10">"DEBUG: apila "</text:span><text:span text:style-name="T4">, resultado</text:span></text:p>
      <text:p text:style-name="P12"><text:s text:c="12"/><text:span text:style-name="T4">p.apilar(resultado)</text:span></text:p>
      <text:p text:style-name="P12"><text:s text:c="8"/><text:span text:style-name="T11"># Al final, el resultado debe ser lo único en la Pila</text:span></text:p>
      <text:p text:style-name="P12"><text:s text:c="8"/><text:span text:style-name="T4">res = p.desapilar()</text:span></text:p>
      <text:p text:style-name="P12"><text:s text:c="8"/><text:span text:style-name="T2">if</text:span><text:span text:style-name="T4"> p.esPilaVacia():</text:span></text:p>
      <text:p text:style-name="P12"><text:s text:c="12"/><text:span text:style-name="T2">return</text:span><text:span text:style-name="T4"> res</text:span></text:p>
      <text:p text:style-name="P12"><text:s text:c="8"/><text:span text:style-name="T2">else</text:span><text:span text:style-name="T4">:</text:span></text:p>
      <text:p text:style-name="P12"><text:s text:c="12"/><text:span text:style-name="T2">print</text:span><text:span text:style-name="T4"> </text:span><text:span text:style-name="T10">"DEBUG: error pila sobran operandos"</text:span></text:p>
      <text:p text:style-name="P12"><text:s text:c="12"/><text:span text:style-name="T2">raise</text:span><text:span text:style-name="T4"> ValueError(</text:span><text:span text:style-name="T10">"Sobran operandos"</text:span><text:span text:style-name="T4">)</text:span></text:p>
      <text:p text:style-name="P19"/>
      <text:p text:style-name="P13"><text:span text:style-name="T1">def</text:span> <text:span text:style-name="T5">main</text:span>():</text:p>
      <text:p text:style-name="P12"><text:s text:c="4"/><text:span text:style-name="T4">expresion = raw_input(</text:span><text:span text:style-name="T10">"Ingrese la expresion a evaluar: "</text:span><text:span text:style-name="T4">)</text:span></text:p>
      <text:p text:style-name="P12"><text:s text:c="4"/><text:span text:style-name="T4">elementos = expresion.split()</text:span></text:p>
      <text:p text:style-name="P8"><text:s text:c="4"/><text:span text:style-name="T2">print</text:span><text:span text:style-name="T4"> calculadora_polaca(elementos)</text:span></text:p>
      <text:p text:style-name="P4">Veamos algunos casos de prueba:</text:p>
      <text:p text:style-name="P3"/>
      <text:p text:style-name="P3"/>
      <text:p text:style-name="P3">El caso de una expresión que es sólo un número (es correcta):</text:p>
      <text:p text:style-name="P3"/>
      <text:p text:style-name="P10">calculadora_polaca.main()</text:p>
      <text:p text:style-name="P13"><text:soft-page-break/>Ingrese la expresion a evaluar: <text:span text:style-name="T7">5</text:span></text:p>
      <text:p text:style-name="P13">DEBUG: <text:span text:style-name="T7">5</text:span></text:p>
      <text:p text:style-name="P13">DEBUG: apila <text:span text:style-name="T7">5.0</text:span></text:p>
      <text:p text:style-name="P9">5.0</text:p>
      <text:p text:style-name="P3">El caso en el que sobran operandos:</text:p>
      <text:p text:style-name="P3"/>
      <text:p text:style-name="P10">calculadora_polaca.main()</text:p>
      <text:p text:style-name="P13">Ingrese la expresion a evaluar: <text:span text:style-name="T7">4</text:span> <text:span text:style-name="T7">5</text:span></text:p>
      <text:p text:style-name="P13">DEBUG: <text:span text:style-name="T7">4</text:span></text:p>
      <text:p text:style-name="P13">DEBUG: apila <text:span text:style-name="T7">4.0</text:span></text:p>
      <text:p text:style-name="P13">DEBUG: <text:span text:style-name="T7">5</text:span></text:p>
      <text:p text:style-name="P13">DEBUG: apila <text:span text:style-name="T7">5.0</text:span></text:p>
      <text:p text:style-name="P13">DEBUG: error pila sobran operandos</text:p>
      <text:p text:style-name="P13">Traceback (most recent call last):</text:p>
      <text:p text:style-name="P12"><text:s text:c="4"/><text:span text:style-name="T4">File </text:span><text:span text:style-name="T10">"&lt;stdin&gt;"</text:span><text:span text:style-name="T4">, line </text:span><text:span text:style-name="T8">1</text:span><text:span text:style-name="T4">, </text:span><text:span text:style-name="T2">in</text:span><text:span text:style-name="T4"> &lt;module&gt;</text:span></text:p>
      <text:p text:style-name="P12"><text:s text:c="4"/><text:span text:style-name="T4">File </text:span><text:span text:style-name="T10">"calculadora_polaca.py"</text:span><text:span text:style-name="T4">, line </text:span><text:span text:style-name="T8">64</text:span><text:span text:style-name="T4">, </text:span><text:span text:style-name="T2">in</text:span><text:span text:style-name="T4"> main</text:span></text:p>
      <text:p text:style-name="P12"><text:s text:c="8"/><text:span text:style-name="T2">print</text:span><text:span text:style-name="T4"> calculadora_polaca(elementos)</text:span></text:p>
      <text:p text:style-name="P12"><text:s text:c="4"/><text:span text:style-name="T4">File </text:span><text:span text:style-name="T10">"calculadora_polaca.py"</text:span><text:span text:style-name="T4">, line </text:span><text:span text:style-name="T8">59</text:span><text:span text:style-name="T4">, </text:span><text:span text:style-name="T2">in</text:span><text:span text:style-name="T4"> calculadora_polaca</text:span></text:p>
      <text:p text:style-name="P12"><text:s text:c="8"/><text:span text:style-name="T2">raise</text:span><text:span text:style-name="T4"> ValueError(</text:span><text:span text:style-name="T10">"Sobran operandos"</text:span><text:span text:style-name="T4">)</text:span></text:p>
      <text:p text:style-name="P7">ValueError: Sobran operandos</text:p>
      <text:p text:style-name="P3">El caso en el que faltan operandos:</text:p>
      <text:p text:style-name="P3"/>
      <text:p text:style-name="P10">calculadora_polaca.main()</text:p>
      <text:p text:style-name="P13">Ingrese la expresion a evaluar: <text:span text:style-name="T7">4</text:span> %</text:p>
      <text:p text:style-name="P13">DEBUG: <text:span text:style-name="T7">4</text:span></text:p>
      <text:p text:style-name="P13">DEBUG: apila <text:span text:style-name="T7">4.0</text:span></text:p>
      <text:p text:style-name="P13">DEBUG: %</text:p>
      <text:p text:style-name="P13">DEBUG: desapila <text:span text:style-name="T7">4.0</text:span></text:p>
      <text:p text:style-name="P13">DEBUG: error pila faltan operandos</text:p>
      <text:p text:style-name="P13"><text:soft-page-break/>Traceback (most recent call last):</text:p>
      <text:p text:style-name="P12"><text:s text:c="4"/><text:span text:style-name="T4">File </text:span><text:span text:style-name="T10">"&lt;stdin&gt;"</text:span><text:span text:style-name="T4">, line </text:span><text:span text:style-name="T8">1</text:span><text:span text:style-name="T4">, </text:span><text:span text:style-name="T2">in</text:span><text:span text:style-name="T4"> &lt;module&gt;</text:span></text:p>
      <text:p text:style-name="P12"><text:s text:c="4"/><text:span text:style-name="T4">File </text:span><text:span text:style-name="T10">"calculadora_polaca.py"</text:span><text:span text:style-name="T4">, line </text:span><text:span text:style-name="T8">64</text:span><text:span text:style-name="T4">, </text:span><text:span text:style-name="T2">in</text:span><text:span text:style-name="T4"> main</text:span></text:p>
      <text:p text:style-name="P12"><text:s text:c="8"/><text:span text:style-name="T2">print</text:span><text:span text:style-name="T4"> calculadora_polaca(elementos)</text:span></text:p>
      <text:p text:style-name="P12"><text:s text:c="4"/><text:span text:style-name="T4">File </text:span><text:span text:style-name="T10">"calculadora_polaca.py"</text:span><text:span text:style-name="T4">, line </text:span><text:span text:style-name="T8">37</text:span><text:span text:style-name="T4">, </text:span><text:span text:style-name="T2">in</text:span><text:span text:style-name="T4"> calculadora_polaca</text:span></text:p>
      <text:p text:style-name="P12"><text:s text:c="8"/><text:span text:style-name="T2">raise</text:span><text:span text:style-name="T4"> ValueError(</text:span><text:span text:style-name="T10">"Faltan operandos"</text:span><text:span text:style-name="T4">)</text:span></text:p>
      <text:p text:style-name="P7">ValueError: Faltan operandos</text:p>
      <text:p text:style-name="P3">El caso de un operador inválido:</text:p>
      <text:p text:style-name="P3"/>
      <text:p text:style-name="P10">calculadora_polaca.main()</text:p>
      <text:p text:style-name="P13">Ingrese la expresion a evaluar: <text:span text:style-name="T7">4</text:span> <text:span text:style-name="T7">5</text:span> &amp;</text:p>
      <text:p text:style-name="P13">DEBUG: <text:span text:style-name="T7">4</text:span></text:p>
      <text:p text:style-name="P13">DEBUG: apila <text:span text:style-name="T7">4.0</text:span></text:p>
      <text:p text:style-name="P13">DEBUG: <text:span text:style-name="T7">5</text:span></text:p>
      <text:p text:style-name="P13">DEBUG: apila <text:span text:style-name="T7">5.0</text:span></text:p>
      <text:p text:style-name="P13">DEBUG: &amp;</text:p>
      <text:p text:style-name="P13">Traceback (most recent call last):</text:p>
      <text:p text:style-name="P12"><text:s text:c="4"/><text:span text:style-name="T4">File </text:span><text:span text:style-name="T10">"&lt;stdin&gt;"</text:span><text:span text:style-name="T4">, line </text:span><text:span text:style-name="T8">1</text:span><text:span text:style-name="T4">, </text:span><text:span text:style-name="T2">in</text:span><text:span text:style-name="T4"> &lt;module&gt;</text:span></text:p>
      <text:p text:style-name="P12"><text:s text:c="4"/><text:span text:style-name="T4">File </text:span><text:span text:style-name="T10">"calculadora_polaca.py"</text:span><text:span text:style-name="T4">, line </text:span><text:span text:style-name="T8">64</text:span><text:span text:style-name="T4">, </text:span><text:span text:style-name="T2">in</text:span><text:span text:style-name="T4"> main</text:span></text:p>
      <text:p text:style-name="P12"><text:s text:c="8"/><text:span text:style-name="T2">print</text:span><text:span text:style-name="T4"> calculadora_polaca(elementos)</text:span></text:p>
      <text:p text:style-name="P12"><text:s text:c="4"/><text:span text:style-name="T4">File </text:span><text:span text:style-name="T10">"calculadora_polaca.py"</text:span><text:span text:style-name="T4">, line </text:span><text:span text:style-name="T8">26</text:span><text:span text:style-name="T4">, </text:span><text:span text:style-name="T2">in</text:span><text:span text:style-name="T4"> calculadora_polaca</text:span></text:p>
      <text:p text:style-name="P12"><text:s text:c="8"/><text:span text:style-name="T2">raise</text:span><text:span text:style-name="T4"> ValueError(</text:span><text:span text:style-name="T10">"Operando inválido"</text:span><text:span text:style-name="T4">)</text:span></text:p>
      <text:p text:style-name="P7">ValueError: Operando inválido</text:p>
      <text:p text:style-name="P3">El caso de 4 % 5:</text:p>
      <text:p text:style-name="P3"/>
      <text:p text:style-name="P10">calculadora_polaca.main()</text:p>
      <text:p text:style-name="P13">Ingrese la expresion a evaluar: <text:span text:style-name="T7">4</text:span> <text:span text:style-name="T7">5</text:span> %</text:p>
      <text:p text:style-name="P13">DEBUG: <text:span text:style-name="T7">4</text:span></text:p>
      <text:p text:style-name="P13">DEBUG: apila <text:span text:style-name="T7">4.0</text:span></text:p>
      <text:p text:style-name="P13"><text:soft-page-break/>DEBUG: <text:span text:style-name="T7">5</text:span></text:p>
      <text:p text:style-name="P13">DEBUG: apila <text:span text:style-name="T7">5.0</text:span></text:p>
      <text:p text:style-name="P13">DEBUG: %</text:p>
      <text:p text:style-name="P13">DEBUG: desapila <text:span text:style-name="T7">5.0</text:span></text:p>
      <text:p text:style-name="P13">DEBUG: desapila <text:span text:style-name="T7">4.0</text:span></text:p>
      <text:p text:style-name="P13">DEBUG: apila <text:span text:style-name="T7">4.0</text:span></text:p>
      <text:p text:style-name="P9">4.0</text:p>
      <text:p text:style-name="P3">El caseo de (4 + 5) * 6:</text:p>
      <text:p text:style-name="P3"/>
      <text:p text:style-name="P10">calculadora_polaca.main()</text:p>
      <text:p text:style-name="P13">Ingrese la expresion a evaluar: <text:span text:style-name="T7">4</text:span> <text:span text:style-name="T7">5</text:span> + <text:span text:style-name="T7">6</text:span> *</text:p>
      <text:p text:style-name="P13">DEBUG: <text:span text:style-name="T7">4</text:span></text:p>
      <text:p text:style-name="P13">DEBUG: apila <text:span text:style-name="T7">4.0</text:span></text:p>
      <text:p text:style-name="P13">DEBUG: <text:span text:style-name="T7">5</text:span></text:p>
      <text:p text:style-name="P13">DEBUG: apila <text:span text:style-name="T7">5.0</text:span></text:p>
      <text:p text:style-name="P13">DEBUG: +</text:p>
      <text:p text:style-name="P13">DEBUG: desapila <text:span text:style-name="T7">5.0</text:span></text:p>
      <text:p text:style-name="P13">DEBUG: desapila <text:span text:style-name="T7">4.0</text:span></text:p>
      <text:p text:style-name="P13">DEBUG: apila <text:span text:style-name="T7">9.0</text:span></text:p>
      <text:p text:style-name="P13">DEBUG: <text:span text:style-name="T7">6</text:span></text:p>
      <text:p text:style-name="P13">DEBUG: apila <text:span text:style-name="T7">6.0</text:span></text:p>
      <text:p text:style-name="P13">DEBUG: *</text:p>
      <text:p text:style-name="P13">DEBUG: desapila <text:span text:style-name="T7">6.0</text:span></text:p>
      <text:p text:style-name="P13">DEBUG: desapila <text:span text:style-name="T7">9.0</text:span></text:p>
      <text:p text:style-name="P13">DEBUG: apila <text:span text:style-name="T7">54.0</text:span></text:p>
      <text:p text:style-name="P9">54.0</text:p>
      <text:p text:style-name="P3">El caso de 4 * (5 + 6):</text:p>
      <text:p text:style-name="P3"/>
      <text:p text:style-name="P3"/>
      <text:p text:style-name="P10"><text:soft-page-break/>calculadora_polaca.main()</text:p>
      <text:p text:style-name="P13">Ingrese la expresion a evaluar: <text:span text:style-name="T7">4</text:span> <text:span text:style-name="T7">5</text:span> <text:span text:style-name="T7">6</text:span> + *</text:p>
      <text:p text:style-name="P13">DEBUG: <text:span text:style-name="T7">4</text:span></text:p>
      <text:p text:style-name="P13">DEBUG: apila <text:span text:style-name="T7">4.0</text:span></text:p>
      <text:p text:style-name="P13">DEBUG: <text:span text:style-name="T7">5</text:span></text:p>
      <text:p text:style-name="P13">DEBUG: apila <text:span text:style-name="T7">5.0</text:span></text:p>
      <text:p text:style-name="P13">DEBUG: <text:span text:style-name="T7">6</text:span></text:p>
      <text:p text:style-name="P13">DEBUG: apila <text:span text:style-name="T7">6.0</text:span></text:p>
      <text:p text:style-name="P13">DEBUG: +</text:p>
      <text:p text:style-name="P13">DEBUG: desapila <text:span text:style-name="T7">6.0</text:span></text:p>
      <text:p text:style-name="P13">DEBUG: desapila <text:span text:style-name="T7">5.0</text:span></text:p>
      <text:p text:style-name="P13">DEBUG: apila <text:span text:style-name="T7">11.0</text:span></text:p>
      <text:p text:style-name="P13">DEBUG: *</text:p>
      <text:p text:style-name="P13">DEBUG: desapila <text:span text:style-name="T7">11.0</text:span></text:p>
      <text:p text:style-name="P13">DEBUG: desapila <text:span text:style-name="T7">4.0</text:span></text:p>
      <text:p text:style-name="P13">DEBUG: apila <text:span text:style-name="T7">44.0</text:span></text:p>
      <text:p text:style-name="P9">44.0</text:p>
      <text:p text:style-name="P3">El caso de (4 + 5) * (3 + 8):</text:p>
      <text:p text:style-name="P3"/>
      <text:p text:style-name="P10">calculadora_polaca.main()</text:p>
      <text:p text:style-name="P13">Ingrese la expresion a evaluar: <text:span text:style-name="T7">4</text:span> <text:span text:style-name="T7">5</text:span> + <text:span text:style-name="T7">3</text:span> <text:span text:style-name="T7">8</text:span> + *</text:p>
      <text:p text:style-name="P13">DEBUG: <text:span text:style-name="T7">4</text:span></text:p>
      <text:p text:style-name="P13">DEBUG: apila <text:span text:style-name="T7">4.0</text:span></text:p>
      <text:p text:style-name="P13">DEBUG: <text:span text:style-name="T7">5</text:span></text:p>
      <text:p text:style-name="P13">DEBUG: apila <text:span text:style-name="T7">5.0</text:span></text:p>
      <text:p text:style-name="P13">DEBUG: +</text:p>
      <text:p text:style-name="P13">DEBUG: desapila <text:span text:style-name="T7">5.0</text:span></text:p>
      <text:p text:style-name="P13">DEBUG: desapila <text:span text:style-name="T7">4.0</text:span></text:p>
      <text:p text:style-name="P13">DEBUG: apila <text:span text:style-name="T7">9.0</text:span></text:p>
      <text:p text:style-name="P13"><text:soft-page-break/>DEBUG: <text:span text:style-name="T7">3</text:span></text:p>
      <text:p text:style-name="P13">DEBUG: apila <text:span text:style-name="T7">3.0</text:span></text:p>
      <text:p text:style-name="P13">DEBUG: <text:span text:style-name="T7">8</text:span></text:p>
      <text:p text:style-name="P13">DEBUG: apila <text:span text:style-name="T7">8.0</text:span></text:p>
      <text:p text:style-name="P13">DEBUG: +</text:p>
      <text:p text:style-name="P13">DEBUG: desapila <text:span text:style-name="T7">8.0</text:span></text:p>
      <text:p text:style-name="P13">DEBUG: desapila <text:span text:style-name="T7">3.0</text:span></text:p>
      <text:p text:style-name="P13">DEBUG: apila <text:span text:style-name="T7">11.0</text:span></text:p>
      <text:p text:style-name="P13">DEBUG: *</text:p>
      <text:p text:style-name="P13">DEBUG: desapila <text:span text:style-name="T7">11.0</text:span></text:p>
      <text:p text:style-name="P13">DEBUG: desapila <text:span text:style-name="T7">9.0</text:span></text:p>
      <text:p text:style-name="P13">DEBUG: apila <text:span text:style-name="T7">99.0</text:span></text:p>
      <text:p text:style-name="P9">99.0</text:p>
      <text:p text:style-name="P3">17.1.3. ¿Cuánto cuestan los métodos?</text:p>
      <text:p text:style-name="P3">Al elegir de una representación debemos tener en cuenta cuánto nos costarán los métodos implementados. En nuestro caso, el tope de la pila se encuentra en la última posición de la lista, y cada vez que se apila un nuevo elemento, se lo agregará al final.</text:p>
      <text:p text:style-name="P3"/>
      <text:p text:style-name="P3">Por lo tanto se puede implementar el método apilar mediante un append de la lista, que se ejecuta en tiempo constante. También el método desapilar, que se implementa mediante pop de lista, se ejecuta en tiempo constante.</text:p>
      <text:p text:style-name="P3"/>
      <text:p text:style-name="P3">Vemos que la alternativa que elegimos fue barata.</text:p>
      <text:p text:style-name="P3"/>
      <text:p text:style-name="P3">Otra alternativa posible hubiera sido agregar el nuevo elemento en la posición 0 de la lista, es decir implementar el método apilar mediante self.items.insert(0,x) y el método desapilar mediante del self.items[0]. Sin embargo, ésta no es una solución inteligente, ya que tanto insertar al comienzo de la lista como borrar al comienzo de la lista consumen tiempo proporcional a la longitud de la lista.</text:p>
      <text:p text:style-name="P3"/>
      <text:p text:style-name="P3"/>
      <text:p text:style-name="P3"/>
      <text:p text:style-name="P3"/>
      <text:p text:style-name="P3"/>
      <text:p text:style-name="P3"/>
      <text:p text:style-name="P3"/>
      <text:p text:style-name="P3"/>
      <text:p text:style-name="P3"/>
      <text:p text:style-name="P3"/>
      <text:p text:style-name="P3"><text:soft-page-break/>17.2. Colas</text:p>
      <text:p text:style-name="P3">Todos sabemos lo que es una cola. Más aún, ¡estamos hartos de hacer colas!</text:p>
      <text:p text:style-name="P3"/>
      <text:p text:style-name="P3">El TAD cola modela precisamente ese comportamiento: el primero que llega es el primero en ser atendido, los demás se van encolando hasta que les toque su turno.</text:p>
      <text:p text:style-name="P3"/>
      <text:p text:style-name="P3">Sus operaciones son:</text:p>
      <text:p text:style-name="P3"/>
      <text:list xml:id="list545701633" text:style-name="L3">
        <text:list-item>
          <text:p text:style-name="P30">__init__: inicializa una cola nueva, vacía.</text:p>
        </text:list-item>
        <text:list-item>
          <text:p text:style-name="P30">encolar: agrega un nuevo elemento al final de la cola.</text:p>
        </text:list-item>
        <text:list-item>
          <text:p text:style-name="P30">desencolar: elimina el primero de la cola y lo devuelve.</text:p>
        </text:list-item>
        <text:list-item>
          <text:p text:style-name="P30">es_vacia: devuelve True o False según si la cola está vacía o no.</text:p>
        </text:list-item>
      </text:list>
      <text:p text:style-name="P3"/>
      <text:p text:style-name="P3">17.2.1. Colas implementadas sobre listas</text:p>
      <text:p text:style-name="P3">Al momento de realizar una implementación de una Cola, deberemos preguntarnos ¿C<text:span text:style-name="T14">ó</text:span>mo representamos a las colas? Veamos, en primer lugar, si podemos implementar colas usando listas de Python, como hicimos con la Pila.</text:p>
      <text:p text:style-name="P3"/>
      <text:p text:style-name="P3">Definiremos una clase Cola con un atributo, items, de tipo lista, que contendrá los elementos de la cola. El primero de la cola se encontrará en la primera posición de la lista, y cada vez que encole un nuevo elemento, se lo agregará al final.</text:p>
      <text:p text:style-name="P3"/>
      <text:p text:style-name="P3">El método __init__ no recibirá parámetros adicionales, ya que deberá crear una cola vacía (que representaremos por una lista vacía):</text:p>
      <text:p text:style-name="P3"/>
      <text:p text:style-name="P10"><text:span text:style-name="T1">class</text:span> <text:span text:style-name="T3">Cola</text:span>:</text:p>
      <text:p text:style-name="P12"><text:s text:c="4"/><text:span text:style-name="T10">""" Representa a una cola, con operaciones de encolar y desencolar.</text:span></text:p>
      <text:p text:style-name="P14"><text:s text:c="8"/><text:span text:style-name="T4">El primero en ser encolado es también el primero en ser desencolado.</text:span></text:p>
      <text:p text:style-name="P14"><text:s text:c="4"/><text:span text:style-name="T4">"""</text:span></text:p>
      <text:p text:style-name="P19"/>
      <text:p text:style-name="P12"><text:s text:c="4"/><text:span text:style-name="T2">def</text:span><text:span text:style-name="T4"> </text:span><text:span text:style-name="T6">__init__</text:span><text:span text:style-name="T4">(self):</text:span></text:p>
      <text:p text:style-name="P12"><text:s text:c="8"/><text:span text:style-name="T10">""" Crea una cola vacía. """</text:span></text:p>
      <text:p text:style-name="P12"><text:s text:c="8"/><text:span text:style-name="T11"># La cola vacía se representa por una lista vacía</text:span></text:p>
      <text:p text:style-name="P8"><text:s text:c="8"/><text:span text:style-name="T4">self.items=[]</text:span></text:p>
      <text:p text:style-name="P3">El método encolar se implementará agregando el nuevo elemento al final de la lista:</text:p>
      <text:p text:style-name="P3"/>
      <text:p text:style-name="P10"><text:span text:style-name="T1">def</text:span> <text:span text:style-name="T5">encolar</text:span>(self, x):</text:p>
      <text:p text:style-name="P12"><text:s text:c="4"/><text:span text:style-name="T10">""" Agrega el elemento x como último de la cola. """</text:span></text:p>
      <text:p text:style-name="P8"><text:s text:c="4"/><text:span text:style-name="T4">self.items.append(x)</text:span></text:p>
      <text:p text:style-name="P3"><text:soft-page-break/>Para implementar desencolar, se eliminará el primer elemento de la lista y se devolverá el valor del elemento eliminado, utilizaremos nuevamente el método pop, pero en este caso le pasaremos la posición 0, para que elimine el primer elemento, no el último. Si la cola está vacía se levantará una excepción.</text:p>
      <text:p text:style-name="P3"/>
      <text:p text:style-name="P10"><text:span text:style-name="T1">def</text:span> <text:span text:style-name="T5">desencolar</text:span>(self):</text:p>
      <text:p text:style-name="P12"><text:s text:c="4"/><text:span text:style-name="T10">""" Elimina el primer elemento de la cola y devuelve su</text:span></text:p>
      <text:p text:style-name="P14"><text:s text:c="8"/><text:span text:style-name="T4">valor. Si la cola está vacía, levanta ValueError. """</text:span></text:p>
      <text:p text:style-name="P12"><text:s text:c="4"/><text:span text:style-name="T2">try</text:span><text:span text:style-name="T4">:</text:span></text:p>
      <text:p text:style-name="P12"><text:s text:c="8"/><text:span text:style-name="T2">return</text:span><text:span text:style-name="T4"> self.items.pop(</text:span><text:span text:style-name="T8">0</text:span><text:span text:style-name="T4">)</text:span></text:p>
      <text:p text:style-name="P12"><text:s text:c="4"/><text:span text:style-name="T2">except</text:span><text:span text:style-name="T4">:</text:span></text:p>
      <text:p text:style-name="P8"><text:s text:c="8"/><text:span text:style-name="T2">raise</text:span><text:span text:style-name="T4"> ValueError(</text:span><text:span text:style-name="T10">"La cola está vacía"</text:span><text:span text:style-name="T4">)</text:span></text:p>
      <text:p text:style-name="P3">Por último, el método es_vacia, que indicará si la cola está o no vacía.</text:p>
      <text:p text:style-name="P3"/>
      <text:p text:style-name="P3"/>
      <text:p text:style-name="P10"><text:span text:style-name="T1">def</text:span> <text:span text:style-name="T5">es_vacia</text:span>(self):</text:p>
      <text:p text:style-name="P12"><text:s text:c="4"/><text:span text:style-name="T10">""" Devuelve True si la cola esta vacía, False si no."""</text:span></text:p>
      <text:p text:style-name="P8"><text:s text:c="4"/><text:span text:style-name="T2">return</text:span><text:span text:style-name="T4"> self.items == []</text:span></text:p>
      <text:p text:style-name="P3">Veamos una ejecución de este código:</text:p>
      <text:p text:style-name="P3"/>
      <text:p text:style-name="P10"><text:span text:style-name="T1">from</text:span> claseCola <text:span text:style-name="T1">import</text:span> Cola</text:p>
      <text:p text:style-name="P13">q = Cola()</text:p>
      <text:p text:style-name="P13">q.es_vacia()</text:p>
      <text:p text:style-name="P16">True</text:p>
      <text:p text:style-name="P13">q.encolar(<text:span text:style-name="T7">1</text:span>)</text:p>
      <text:p text:style-name="P13">q.encolar(<text:span text:style-name="T7">2</text:span>)</text:p>
      <text:p text:style-name="P13">q.encolar(<text:span text:style-name="T7">5</text:span>)</text:p>
      <text:p text:style-name="P13">q.es_vacia()</text:p>
      <text:p text:style-name="P16">False</text:p>
      <text:p text:style-name="P13">q.desencolar()</text:p>
      <text:p text:style-name="P17">1</text:p>
      <text:p text:style-name="P13">q.desencolar()</text:p>
      <text:p text:style-name="P17"><text:soft-page-break/>2</text:p>
      <text:p text:style-name="P13">q.encolar(<text:span text:style-name="T7">8</text:span>)</text:p>
      <text:p text:style-name="P13">q.desencolar()</text:p>
      <text:p text:style-name="P17">5</text:p>
      <text:p text:style-name="P13">q.desencolar()</text:p>
      <text:p text:style-name="P17">8</text:p>
      <text:p text:style-name="P13">q.es_vacia()</text:p>
      <text:p text:style-name="P16">True</text:p>
      <text:p text:style-name="P13">q.desencolar()</text:p>
      <text:p text:style-name="P13">Traceback (most recent call last):</text:p>
      <text:p text:style-name="P12"><text:s text:c="4"/><text:span text:style-name="T4">File </text:span><text:span text:style-name="T10">"&lt;stdin&gt;"</text:span><text:span text:style-name="T4">, line </text:span><text:span text:style-name="T8">1</text:span><text:span text:style-name="T4">, </text:span><text:span text:style-name="T2">in</text:span><text:span text:style-name="T4"> &lt;module&gt;</text:span></text:p>
      <text:p text:style-name="P12"><text:s text:c="4"/><text:span text:style-name="T4">File </text:span><text:span text:style-name="T10">"claseCola.py"</text:span><text:span text:style-name="T4">, line </text:span><text:span text:style-name="T8">24</text:span><text:span text:style-name="T4">, </text:span><text:span text:style-name="T2">in</text:span><text:span text:style-name="T4"> desencolar</text:span></text:p>
      <text:p text:style-name="P12"><text:s text:c="8"/><text:span text:style-name="T2">raise</text:span><text:span text:style-name="T4"> ValueError(</text:span><text:span text:style-name="T10">"La cola está vacía"</text:span><text:span text:style-name="T4">)</text:span></text:p>
      <text:p text:style-name="P7">ValueError: La cola está vacía</text:p>
      <text:p text:style-name="P3">¿Cuánto cuesta esta implementación? Dijimos en la sección anterior que usar listas comunes para borrar elementos al principio da muy malos resultados. Como en este caso necesitamos agregar elementos por un extremo y quitar por el otro extremo, esta implementación será una buena alternativa sólo si nuestras listas son pequeñas, ya que <text:span text:style-name="T15">a</text:span> medida que la cola crece, el método desencolar tardará cada vez más.</text:p>
      <text:p text:style-name="P3"><text:s/></text:p>
      <text:p text:style-name="P3">Pero si queremos hacer que tanto el encolar como el desencolar se ejecuten en tiempo constante, debemos apelar a otra implementación.</text:p>
      <text:p text:style-name="P3"/>
      <text:p text:style-name="P3"/>
      <text:p text:style-name="P3">17.2.2. Colas y listas enlazadas</text:p>
      <text:p text:style-name="P3">En la unidad anterior vimos la clase ListaEnlazada. La clase presentada ejecutaba la inserción en la primera posición en tiempo constante, pero el append se había convertido en líneal.</text:p>
      <text:p text:style-name="P3"/>
      <text:p text:style-name="P3">Sin embargo, como ejercicio, se propuso mejorar el append, agregando un nuevo atributo que apunte al último nodo, de modo de poder agregar elementos en tiempo constante.</text:p>
      <text:p text:style-name="P3"/>
      <text:p text:style-name="P3">Si esas mejoras estuvieran hechas, cambiar nuestra clase Cola para que utilice la ListaEnlazada sería tan simple como cambiar el constructor, para que en lugar de construir una lista de Python construyera una lista enlazada.</text:p>
      <text:p text:style-name="P3"/>
      <text:p text:style-name="P3"/>
      <text:p text:style-name="P3"/>
      <text:p text:style-name="P10"><text:soft-page-break/><text:span text:style-name="T1">class</text:span> <text:span text:style-name="T3">Cola</text:span>:</text:p>
      <text:p text:style-name="P12"><text:s text:c="4"/><text:span text:style-name="T10">""" Cola implementada sobre lista enlazada"""</text:span></text:p>
      <text:p text:style-name="P12"><text:s text:c="4"/><text:span text:style-name="T2">def</text:span><text:span text:style-name="T4"> </text:span><text:span text:style-name="T6">__init__</text:span><text:span text:style-name="T4">(self):</text:span></text:p>
      <text:p text:style-name="P12"><text:s text:c="8"/><text:span text:style-name="T10">""" Crea una cola vacía. """</text:span></text:p>
      <text:p text:style-name="P12"><text:s text:c="8"/><text:span text:style-name="T11"># La cola se representa por una lista enlazada vacía.</text:span></text:p>
      <text:p text:style-name="P8"><text:s text:c="8"/><text:span text:style-name="T4">self.items = claseListaEnlazadaConUlt.ListaEnlazada()</text:span></text:p>
      <text:p text:style-name="P3">Sin embargo, una Cola es bastante más sencilla que una ListaEnlazadaConUlt, por lo que también podemos implementar una clase Cola utilizando las técnicas de referencias, que se vieron en las listas enlazadas.</text:p>
      <text:p text:style-name="P3"/>
      <text:p text:style-name="P3">Planteamos otra solución posible para obtener una cola que sea eficiente tanto al encolar como al desencolar, utilizando los nodos de las listas enlazadas, y solamente implementaremos insertar al final y remover al principio.</text:p>
      <text:p text:style-name="P3"/>
      <text:p text:style-name="P3">Para ello, la cola deberá tener dos atributos, self.primero y self.ultimo, que en todo momento deberán apuntar al primer y último nodo de la cola, es decir que serán los invariantes de esta cola.</text:p>
      <text:p text:style-name="P3"/>
      <text:p text:style-name="P3">En primer lugar los crearemos vacíos, ambos referenciando a None.</text:p>
      <text:p text:style-name="P3"/>
      <text:p text:style-name="P10"><text:span text:style-name="T1">def</text:span> <text:span text:style-name="T5">__init__</text:span>(self):</text:p>
      <text:p text:style-name="P12"><text:s text:c="4"/><text:span text:style-name="T10">""" Crea una cola vacía. """</text:span></text:p>
      <text:p text:style-name="P12"><text:s text:c="4"/><text:span text:style-name="T11"># En el primer momento, tanto el primero como el último son None</text:span></text:p>
      <text:p text:style-name="P12"><text:s text:c="4"/><text:span text:style-name="T4">self.primero = </text:span><text:span text:style-name="T2">None</text:span></text:p>
      <text:p text:style-name="P8"><text:s text:c="4"/><text:span text:style-name="T4">self.ultimo = </text:span><text:span text:style-name="T2">None</text:span></text:p>
      <text:p text:style-name="P3">Al momento de encolar, hay dos situaciones a tener en cuenta.</text:p>
      <text:p text:style-name="P3"/>
      <text:p text:style-name="P3">Si la cola está vacía (es decir, self.ultimo es None), tanto self.primero como self.ultimo deben pasar a referenciar al nuevo nodo, ya que este nodo será a la vez el primero y el último.</text:p>
      <text:p text:style-name="P3"/>
      <text:p text:style-name="P3">Si ya había nodos en la cola, simplemente hay que agregar el nuevo a continuación del último y actualizar la referencia de self.ultimo.</text:p>
      <text:p text:style-name="P3"/>
      <text:p text:style-name="P3">El código resultante es el siguiente.</text:p>
      <text:p text:style-name="P3"/>
      <text:p text:style-name="P10"><text:span text:style-name="T1">def</text:span> <text:span text:style-name="T5">encolar</text:span>(self, x):</text:p>
      <text:p text:style-name="P12"><text:s text:c="4"/><text:span text:style-name="T10">""" Agrega el elemento x como último de la cola. """</text:span></text:p>
      <text:p text:style-name="P12"><text:s text:c="4"/><text:span text:style-name="T4">nuevo = Nodo(x)</text:span></text:p>
      <text:p text:style-name="P12"><text:s text:c="4"/><text:span text:style-name="T11"># Si ya hay un último, agrega el nuevo y cambia la referencia.</text:span></text:p>
      <text:p text:style-name="P12"><text:soft-page-break/><text:s text:c="4"/><text:span text:style-name="T2">if</text:span><text:span text:style-name="T4"> self.ultimo:</text:span></text:p>
      <text:p text:style-name="P12"><text:s text:c="8"/><text:span text:style-name="T4">self.ultimo.prox = nuevo</text:span></text:p>
      <text:p text:style-name="P12"><text:s text:c="8"/><text:span text:style-name="T4">self.ultimo = nuevo</text:span></text:p>
      <text:p text:style-name="P12"><text:s text:c="4"/><text:span text:style-name="T11"># Si la cola estaba vacía, el primero es también el último.</text:span></text:p>
      <text:p text:style-name="P12"><text:s text:c="4"/><text:span text:style-name="T2">else</text:span><text:span text:style-name="T4">:</text:span></text:p>
      <text:p text:style-name="P12"><text:s text:c="8"/><text:span text:style-name="T4">self.primero = nuevo</text:span></text:p>
      <text:p text:style-name="P8"><text:s text:c="8"/><text:span text:style-name="T4">self.ultimo = nuevo</text:span></text:p>
      <text:p text:style-name="P3">Al momento de desencolar, será necesario verificar que la cola no esté vacía, y de ser así levantar una excepción. Si la cola no está vacía, se almacena el valor del primer nodo de la cola y luego se avanza la referencia self.primero al siguiente elemento.</text:p>
      <text:p text:style-name="P3"/>
      <text:p text:style-name="P3">Nuevamente hay un caso particular a tener en cuenta y es el que sucede cuando luego de eliminar el primer nodo de la cola, la cola queda vacía. En este caso, además de actualizar la referencia de self.primero, también hay que actualizar la referencia de self.ultimo.</text:p>
      <text:p text:style-name="P3"/>
      <text:p text:style-name="P10"><text:span text:style-name="T1">def</text:span> <text:span text:style-name="T5">desencolar</text:span>(self):</text:p>
      <text:p text:style-name="P12"><text:s text:c="4"/><text:span text:style-name="T10">""" Elimina el primer elemento de la cola y devuelve su</text:span></text:p>
      <text:p text:style-name="P14"><text:s text:c="8"/><text:span text:style-name="T4">valor. Si la cola está vacía, levanta ValueError. """</text:span></text:p>
      <text:p text:style-name="P12"><text:s text:c="4"/><text:span text:style-name="T11"># Si hay un nodo para desencolar</text:span></text:p>
      <text:p text:style-name="P12"><text:s text:c="4"/><text:span text:style-name="T2">if</text:span><text:span text:style-name="T4"> self.primero:</text:span></text:p>
      <text:p text:style-name="P12"><text:s text:c="8"/><text:span text:style-name="T4">valor = self.primero.dato</text:span></text:p>
      <text:p text:style-name="P12"><text:s text:c="8"/><text:span text:style-name="T4">self.primero = self.primero.prox</text:span></text:p>
      <text:p text:style-name="P12"><text:s text:c="8"/><text:span text:style-name="T11"># Si después de avanzar no quedó nada, también hay que</text:span></text:p>
      <text:p text:style-name="P12"><text:s text:c="8"/><text:span text:style-name="T11"># eliminar la referencia del último.</text:span></text:p>
      <text:p text:style-name="P12"><text:s text:c="8"/><text:span text:style-name="T2">if</text:span><text:span text:style-name="T4"> </text:span><text:span text:style-name="T2">not</text:span><text:span text:style-name="T4"> self.primero:</text:span></text:p>
      <text:p text:style-name="P12"><text:s text:c="12"/><text:span text:style-name="T4">self.ultimo = </text:span><text:span text:style-name="T2">None</text:span></text:p>
      <text:p text:style-name="P12"><text:s text:c="12"/><text:span text:style-name="T2">return</text:span><text:span text:style-name="T4"> valor</text:span></text:p>
      <text:p text:style-name="P12"><text:s text:c="8"/><text:span text:style-name="T2">else</text:span><text:span text:style-name="T4">:</text:span></text:p>
      <text:p text:style-name="P8"><text:s text:c="12"/><text:span text:style-name="T2">raise</text:span><text:span text:style-name="T4"> ValueError(</text:span><text:span text:style-name="T10">"La cola está vacía"</text:span><text:span text:style-name="T4">)</text:span></text:p>
      <text:p text:style-name="P3"><text:soft-page-break/>Finalmente, para saber si la cola está vacía, es posible verificar tanto si self.primero o self.ultimo referencian a None.</text:p>
      <text:p text:style-name="P3"/>
      <text:p text:style-name="P10"><text:span text:style-name="T1">def</text:span> <text:span text:style-name="T5">es_vacia</text:span>(self):</text:p>
      <text:p text:style-name="P12"><text:s text:c="4"/><text:span text:style-name="T10">""" Devuelve True si la cola esta vacía, False si no."""</text:span></text:p>
      <text:p text:style-name="P8"><text:s text:c="4"/><text:span text:style-name="T2">return</text:span><text:span text:style-name="T4"> self.items == []</text:span></text:p>
      <text:p text:style-name="P3">Una vez implementada toda la interfaz de la cola, podemos probar el TAD resultante:</text:p>
      <text:p text:style-name="P3"/>
      <text:p text:style-name="P10"><text:span text:style-name="T1">from</text:span> claseColaEnlazada <text:span text:style-name="T1">import</text:span> Cola</text:p>
      <text:p text:style-name="P13">q = Cola()</text:p>
      <text:p text:style-name="P13">q.es_vacia()</text:p>
      <text:p text:style-name="P16">True</text:p>
      <text:p text:style-name="P13">q.encolar(<text:span text:style-name="T9">"Manzanas"</text:span>)</text:p>
      <text:p text:style-name="P13">q.encolar(<text:span text:style-name="T9">"Peras"</text:span>)</text:p>
      <text:p text:style-name="P13">q.encolar(<text:span text:style-name="T9">"Bananas"</text:span>)</text:p>
      <text:p text:style-name="P13">q.es_vacia()</text:p>
      <text:p text:style-name="P16">False</text:p>
      <text:p text:style-name="P13">q.desencolar()</text:p>
      <text:p text:style-name="P15">'Manzanas'</text:p>
      <text:p text:style-name="P13">q.desencolar()</text:p>
      <text:p text:style-name="P15">'Peras'</text:p>
      <text:p text:style-name="P13">q.encolar(<text:span text:style-name="T9">"Guaraná"</text:span>)</text:p>
      <text:p text:style-name="P13">q.desencolar()</text:p>
      <text:p text:style-name="P15">'Bananas'</text:p>
      <text:p text:style-name="P13">q.desencolar()</text:p>
      <text:p text:style-name="P15">'Guaraná'</text:p>
      <text:p text:style-name="P13">q.desencolar()</text:p>
      <text:p text:style-name="P13">Traceback (most recent call last):</text:p>
      <text:p text:style-name="P12"><text:s text:c="4"/><text:span text:style-name="T4">File </text:span><text:span text:style-name="T10">"&lt;stdin&gt;"</text:span><text:span text:style-name="T4">, line </text:span><text:span text:style-name="T8">1</text:span><text:span text:style-name="T4">, </text:span><text:span text:style-name="T2">in</text:span><text:span text:style-name="T4"> &lt;module&gt;</text:span></text:p>
      <text:p text:style-name="P12"><text:s text:c="4"/><text:span text:style-name="T4">File </text:span><text:span text:style-name="T10">"claseColaEnlazada.py"</text:span><text:span text:style-name="T4">, line </text:span><text:span text:style-name="T8">42</text:span><text:span text:style-name="T4">, </text:span><text:span text:style-name="T2">in</text:span><text:span text:style-name="T4"> desencolar</text:span></text:p>
      <text:p text:style-name="P12"><text:soft-page-break/><text:s text:c="8"/><text:span text:style-name="T2">raise</text:span><text:span text:style-name="T4"> ValueError(</text:span><text:span text:style-name="T10">"La cola está vacía"</text:span><text:span text:style-name="T4">)</text:span></text:p>
      <text:p text:style-name="P7">ValueError: La cola está vacía</text:p>
      <text:p text:style-name="P3"/>
      <text:p text:style-name="P3">17.3. Resumen</text:p>
      <text:p text:style-name="P3"/>
      <text:list xml:id="list1776249866" text:style-name="L4">
        <text:list-item>
          <text:p text:style-name="P31">Una pila es un tipo abstracto de datos que permite agregar elementos y sacarlos en el orden inverso al que se los coloc<text:span text:style-name="T16">ó</text:span>, de la misma forma que una pila (de platos, libros, cartas, etc) en la vida real.</text:p>
        </text:list-item>
        <text:list-item>
          <text:p text:style-name="P31">Las pilas son útiles en las situaciones en las que se desea operar primero con los últimos elementos agregados, como es el caso de la notación polaca inversa.</text:p>
        </text:list-item>
        <text:list-item>
          <text:p text:style-name="P31">Una cola es un tipo abstracto de datos que permite agregar elementos y sacarlos en el mismo orden en que se los colocó, como una cola de atención en la vida real.</text:p>
        </text:list-item>
        <text:list-item>
          <text:p text:style-name="P31">Las colas son útiles en las situaciones en las que se desea operar con los elementos en el orden en el que se los fue agregando, como es el caso de un cola de atención de clientes.</text:p>
        </text:list-item>
      </text:list>
      <text:p text:style-name="P3"/>
      <text:p text:style-name="P3"/>
      <text:p text:style-name="P3">17.5. Apéndice</text:p>
      <text:p text:style-name="P3"/>
      <text:p text:style-name="P3">A continuación el código completo de la pila y las colas implementadas en esta unidad.</text:p>
      <text:p text:style-name="P3"/>
      <text:p text:style-name="P20"># Código 17.2: clasePila.py: Implementación básica de una pila</text:p>
      <text:p text:style-name="P19"/>
      <text:p text:style-name="P18">#! /usr/bin/env python</text:p>
      <text:p text:style-name="P18">#encoding: latin1</text:p>
      <text:p text:style-name="P19"/>
      <text:p text:style-name="P13"><text:span text:style-name="T1">class</text:span> <text:span text:style-name="T3">Pila</text:span>:</text:p>
      <text:p text:style-name="P12"><text:s text:c="4"/><text:span text:style-name="T10">""" Representa una pila con operaciones de apilar, desapilar y</text:span></text:p>
      <text:p text:style-name="P14"><text:s text:c="8"/><text:span text:style-name="T4">verificar si ester vacía. """</text:span></text:p>
      <text:p text:style-name="P19"/>
      <text:p text:style-name="P12"><text:s text:c="4"/><text:span text:style-name="T2">def</text:span><text:span text:style-name="T4"> </text:span><text:span text:style-name="T6">__init__</text:span><text:span text:style-name="T4">(self):</text:span></text:p>
      <text:p text:style-name="P12"><text:s text:c="8"/><text:span text:style-name="T10">""" Crea una pila vacía. """</text:span></text:p>
      <text:p text:style-name="P12"><text:s text:c="8"/><text:span text:style-name="T11"># La pila vacía se representa con una lista vacía</text:span></text:p>
      <text:p text:style-name="P12"><text:s text:c="8"/><text:span text:style-name="T4">self.items=[]</text:span></text:p>
      <text:p text:style-name="P19"/>
      <text:p text:style-name="P12"><text:s text:c="4"/><text:span text:style-name="T2">def</text:span><text:span text:style-name="T4"> </text:span><text:span text:style-name="T6">apilar</text:span><text:span text:style-name="T4">(self, x):</text:span></text:p>
      <text:p text:style-name="P12"><text:soft-page-break/><text:s text:c="8"/><text:span text:style-name="T10">""" Agrega el elemento x a la pila. """</text:span></text:p>
      <text:p text:style-name="P12"><text:s text:c="8"/><text:span text:style-name="T11"># Apilar es agregar al final de la lista.</text:span></text:p>
      <text:p text:style-name="P12"><text:s text:c="8"/><text:span text:style-name="T4">self.items.append(x)</text:span></text:p>
      <text:p text:style-name="P19"/>
      <text:p text:style-name="P12"><text:s text:c="4"/><text:span text:style-name="T2">def</text:span><text:span text:style-name="T4"> </text:span><text:span text:style-name="T6">desapilar</text:span><text:span text:style-name="T4">(self):</text:span></text:p>
      <text:p text:style-name="P12"><text:s text:c="8"/><text:span text:style-name="T10">""" Devuelve el elemento tope y lo elimina de la pila.</text:span></text:p>
      <text:p text:style-name="P14"><text:s text:c="12"/><text:span text:style-name="T4">Si la pila ester vacía levanta una excepción. """</text:span></text:p>
      <text:p text:style-name="P12"><text:s text:c="8"/><text:span text:style-name="T2">try</text:span><text:span text:style-name="T4">:</text:span></text:p>
      <text:p text:style-name="P12"><text:s text:c="12"/><text:span text:style-name="T2">return</text:span><text:span text:style-name="T4"> self.items.pop()</text:span></text:p>
      <text:p text:style-name="P12"><text:s text:c="8"/><text:span text:style-name="T2">except</text:span><text:span text:style-name="T4"> IndexError:</text:span></text:p>
      <text:p text:style-name="P12"><text:s text:c="12"/><text:span text:style-name="T2">raise</text:span><text:span text:style-name="T4"> ValueError(</text:span><text:span text:style-name="T10">"La pila ester vacía"</text:span><text:span text:style-name="T4">)</text:span></text:p>
      <text:p text:style-name="P19"/>
      <text:p text:style-name="P12"><text:s text:c="4"/><text:span text:style-name="T2">def</text:span><text:span text:style-name="T4"> </text:span><text:span text:style-name="T6">es_vacia</text:span><text:span text:style-name="T4">(self):</text:span></text:p>
      <text:p text:style-name="P12"><text:s text:c="8"/><text:span text:style-name="T10">""" Devuelve True si la lista ester vacía, False si no. """</text:span></text:p>
      <text:p text:style-name="P8"><text:s text:c="8"/><text:span text:style-name="T2">return</text:span><text:span text:style-name="T4"> self.items == []</text:span></text:p>
      <text:p text:style-name="P21"><text:bookmark text:name="aswift_2_expand"/><text:bookmark text:name="aswift_2_anchor"/># Código 17.3: claseCola.py: Implementación básica de una cola</text:p>
      <text:p text:style-name="P19"/>
      <text:p text:style-name="P18">#! /usr/bin/env python</text:p>
      <text:p text:style-name="P18">#encoding: latin1</text:p>
      <text:p text:style-name="P13"><text:span text:style-name="T1">class</text:span> <text:span text:style-name="T3">Cola</text:span>:</text:p>
      <text:p text:style-name="P12"><text:s text:c="4"/><text:span text:style-name="T10">""" Representa a una cola, con operaciones de encolar y</text:span></text:p>
      <text:p text:style-name="P14"><text:s text:c="8"/><text:span text:style-name="T4">desencolar. El primero en ser encolado es también el primero</text:span></text:p>
      <text:p text:style-name="P14"><text:s text:c="8"/><text:span text:style-name="T4">en ser desencolado. """</text:span></text:p>
      <text:p text:style-name="P19"/>
      <text:p text:style-name="P12"><text:s text:c="4"/><text:span text:style-name="T2">def</text:span><text:span text:style-name="T4"> </text:span><text:span text:style-name="T6">__init__</text:span><text:span text:style-name="T4">(self):</text:span></text:p>
      <text:p text:style-name="P12"><text:s text:c="8"/><text:span text:style-name="T10">""" Crea una cola vacía. """</text:span></text:p>
      <text:p text:style-name="P12"><text:s text:c="8"/><text:span text:style-name="T11"># La cola vacía se representa por una lista vacía</text:span></text:p>
      <text:p text:style-name="P12"><text:soft-page-break/><text:s text:c="8"/><text:span text:style-name="T4">self.items=[]</text:span></text:p>
      <text:p text:style-name="P19"/>
      <text:p text:style-name="P12"><text:s text:c="4"/><text:span text:style-name="T2">def</text:span><text:span text:style-name="T4"> </text:span><text:span text:style-name="T6">encolar</text:span><text:span text:style-name="T4">(self, x):</text:span></text:p>
      <text:p text:style-name="P12"><text:s text:c="8"/><text:span text:style-name="T10">""" Agrega el elemento x como último de la cola. """</text:span></text:p>
      <text:p text:style-name="P12"><text:s text:c="8"/><text:span text:style-name="T4">self.items.append(x)</text:span></text:p>
      <text:p text:style-name="P19"/>
      <text:p text:style-name="P12"><text:s text:c="4"/><text:span text:style-name="T2">def</text:span><text:span text:style-name="T4"> </text:span><text:span text:style-name="T6">desencolar</text:span><text:span text:style-name="T4">(self):</text:span></text:p>
      <text:p text:style-name="P12"><text:s text:c="8"/><text:span text:style-name="T10">""" Elimina el primer elemento de la cola y devuelve su</text:span></text:p>
      <text:p text:style-name="P14"><text:s text:c="12"/><text:span text:style-name="T4">valor. Si la cola ester vacía, levanta ValueError. """</text:span></text:p>
      <text:p text:style-name="P12"><text:s text:c="8"/><text:span text:style-name="T2">try</text:span><text:span text:style-name="T4">:</text:span></text:p>
      <text:p text:style-name="P12"><text:s text:c="12"/><text:span text:style-name="T2">return</text:span><text:span text:style-name="T4"> self.items.pop(</text:span><text:span text:style-name="T8">0</text:span><text:span text:style-name="T4">)</text:span></text:p>
      <text:p text:style-name="P12"><text:s text:c="8"/><text:span text:style-name="T2">except</text:span><text:span text:style-name="T4">:</text:span></text:p>
      <text:p text:style-name="P12"><text:s text:c="12"/><text:span text:style-name="T2">raise</text:span><text:span text:style-name="T4"> ValueError(</text:span><text:span text:style-name="T10">"La cola ester vacía"</text:span><text:span text:style-name="T4">)</text:span></text:p>
      <text:p text:style-name="P19"/>
      <text:p text:style-name="P12"><text:s text:c="4"/><text:span text:style-name="T2">def</text:span><text:span text:style-name="T4"> </text:span><text:span text:style-name="T6">es_vacia</text:span><text:span text:style-name="T4">(self):</text:span></text:p>
      <text:p text:style-name="P12"><text:s text:c="8"/><text:span text:style-name="T10">""" Devuelve True si la cola esta vacía, False si no."""</text:span></text:p>
      <text:p text:style-name="P8"><text:s text:c="8"/><text:span text:style-name="T2">return</text:span><text:span text:style-name="T4"> self.items == []</text:span></text:p>
      <text:p text:style-name="P20"># Código 17.4: claseColaEnlazada.py: Implementación de una cola enlazada</text:p>
      <text:p text:style-name="P19"/>
      <text:p text:style-name="P18">#! /usr/bin/env Python</text:p>
      <text:p text:style-name="P18">#encoding: latin1</text:p>
      <text:p text:style-name="P19"/>
      <text:p text:style-name="P13"><text:span text:style-name="T1">from</text:span> claseNodo <text:span text:style-name="T1">import</text:span> Nodo</text:p>
      <text:p text:style-name="P19"/>
      <text:p text:style-name="P13"><text:span text:style-name="T1">class</text:span> <text:span text:style-name="T3">Cola</text:span>:</text:p>
      <text:p text:style-name="P12"><text:s text:c="4"/><text:span text:style-name="T10">""" Representa a una cola, con operaciones de encolar y</text:span></text:p>
      <text:p text:style-name="P14"><text:s text:c="8"/><text:span text:style-name="T4">desencolar. El primero en ser encolado es también el primero</text:span></text:p>
      <text:p text:style-name="P14"><text:soft-page-break/><text:s text:c="8"/><text:span text:style-name="T4">en ser desencolado. """</text:span></text:p>
      <text:p text:style-name="P19"/>
      <text:p text:style-name="P12"><text:s text:c="4"/><text:span text:style-name="T2">def</text:span><text:span text:style-name="T4"> </text:span><text:span text:style-name="T6">__init__</text:span><text:span text:style-name="T4">(self):</text:span></text:p>
      <text:p text:style-name="P12"><text:s text:c="8"/><text:span text:style-name="T10">""" Crea una cola vacía. """</text:span></text:p>
      <text:p text:style-name="P12"><text:s text:c="8"/><text:span text:style-name="T11"># En el primer momento, tanto el primero como el último son None</text:span></text:p>
      <text:p text:style-name="P12"><text:s text:c="8"/><text:span text:style-name="T4">self.primero = </text:span><text:span text:style-name="T2">None</text:span></text:p>
      <text:p text:style-name="P12"><text:s text:c="8"/><text:span text:style-name="T4">self.ultimo = </text:span><text:span text:style-name="T2">None</text:span></text:p>
      <text:p text:style-name="P19"/>
      <text:p text:style-name="P12"><text:s text:c="4"/><text:span text:style-name="T2">def</text:span><text:span text:style-name="T4"> </text:span><text:span text:style-name="T6">encolar</text:span><text:span text:style-name="T4">(self, x):</text:span></text:p>
      <text:p text:style-name="P12"><text:s text:c="8"/><text:span text:style-name="T10">""" Agrega el elemento x como último de la cola. """</text:span></text:p>
      <text:p text:style-name="P12"><text:s text:c="8"/><text:span text:style-name="T4">nuevo = Nodo(x)</text:span></text:p>
      <text:p text:style-name="P12"><text:s text:c="8"/><text:span text:style-name="T11"># Si ya hay un último, agrega el nuevo y cambia la referencia.</text:span></text:p>
      <text:p text:style-name="P12"><text:s text:c="8"/><text:span text:style-name="T2">if</text:span><text:span text:style-name="T4"> self.ultimo:</text:span></text:p>
      <text:p text:style-name="P12"><text:s text:c="12"/><text:span text:style-name="T4">self.ultimo.prox = nuevo</text:span></text:p>
      <text:p text:style-name="P12"><text:s text:c="12"/><text:span text:style-name="T4">self.ultimo = nuevo</text:span></text:p>
      <text:p text:style-name="P12"><text:s text:c="8"/><text:span text:style-name="T11"># Si la cola estaba vacía, el primero es también el último.</text:span></text:p>
      <text:p text:style-name="P12"><text:s text:c="8"/><text:span text:style-name="T2">else</text:span><text:span text:style-name="T4">:</text:span></text:p>
      <text:p text:style-name="P12"><text:s text:c="12"/><text:span text:style-name="T4">self.primero = nuevo</text:span></text:p>
      <text:p text:style-name="P12"><text:s text:c="12"/><text:span text:style-name="T4">self.ultimo = nuevo</text:span></text:p>
      <text:p text:style-name="P19"/>
      <text:p text:style-name="P12"><text:s text:c="4"/><text:span text:style-name="T2">def</text:span><text:span text:style-name="T4"> </text:span><text:span text:style-name="T6">desencolar</text:span><text:span text:style-name="T4">(self):</text:span></text:p>
      <text:p text:style-name="P12"><text:s text:c="8"/><text:span text:style-name="T10">""" Elimina el primer elemento de la cola y devuelve su</text:span></text:p>
      <text:p text:style-name="P14"><text:s text:c="12"/><text:span text:style-name="T4">valor. Si la cola ester vacía, levanta ValueError. """</text:span></text:p>
      <text:p text:style-name="P12"><text:s text:c="8"/><text:span text:style-name="T11"># Si hay un nodo para desencolar</text:span></text:p>
      <text:p text:style-name="P12"><text:s text:c="8"/><text:span text:style-name="T2">if</text:span><text:span text:style-name="T4"> self.primero:</text:span></text:p>
      <text:p text:style-name="P12"><text:s text:c="12"/><text:span text:style-name="T4">valor = self.primero.dato</text:span></text:p>
      <text:p text:style-name="P12"><text:s text:c="12"/><text:span text:style-name="T4">self.primero = self.primero.prox</text:span></text:p>
      <text:p text:style-name="P12"><text:soft-page-break/><text:s text:c="12"/><text:span text:style-name="T11"># Si después de avanzar no quedó nada, también hay que</text:span></text:p>
      <text:p text:style-name="P12"><text:s text:c="12"/><text:span text:style-name="T11"># eliminar la referencia del último.</text:span></text:p>
      <text:p text:style-name="P12"><text:s text:c="12"/><text:span text:style-name="T2">if</text:span><text:span text:style-name="T4"> </text:span><text:span text:style-name="T2">not</text:span><text:span text:style-name="T4"> self.primero:</text:span></text:p>
      <text:p text:style-name="P12"><text:s text:c="16"/><text:span text:style-name="T4">self.ultimo = </text:span><text:span text:style-name="T2">None</text:span></text:p>
      <text:p text:style-name="P12"><text:s text:c="16"/><text:span text:style-name="T2">return</text:span><text:span text:style-name="T4"> valor</text:span></text:p>
      <text:p text:style-name="P12"><text:s text:c="12"/><text:span text:style-name="T2">else</text:span><text:span text:style-name="T4">:</text:span></text:p>
      <text:p text:style-name="P12"><text:s text:c="16"/><text:span text:style-name="T2">raise</text:span><text:span text:style-name="T4"> ValueError(</text:span><text:span text:style-name="T10">"La cola está vacía"</text:span><text:span text:style-name="T4">)</text:span></text:p>
      <text:p text:style-name="P19"/>
      <text:p text:style-name="P12"><text:s text:c="4"/><text:span text:style-name="T2">def</text:span><text:span text:style-name="T4"> </text:span><text:span text:style-name="T6">es_vacia</text:span><text:span text:style-name="T4">(self):</text:span></text:p>
      <text:p text:style-name="P12"><text:s text:c="8"/><text:span text:style-name="T10">""" Devuelve True si la cola esta vacía, False si no."""</text:span></text:p>
      <text:p text:style-name="P8"><text:s text:c="8"/><text:span text:style-name="T2">return</text:span><text:span text:style-name="T4"> self.primero == </text:span><text:span text:style-name="T2">None</text:span></text:p>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9T18:49:13.824545631</meta:creation-date>
    <dc:date>2021-06-13T23:52:57.199734024</dc:date>
    <meta:editing-duration>P2DT25M27S</meta:editing-duration>
    <meta:editing-cycles>510</meta:editing-cycles>
    <meta:generator>LibreOffice/6.4.7.2$Linux_X86_64 LibreOffice_project/40$Build-2</meta:generator>
    <meta:document-statistic meta:table-count="0" meta:image-count="0" meta:object-count="1" meta:page-count="22" meta:paragraph-count="504" meta:word-count="3639" meta:character-count="23615" meta:non-whitespace-character-count="18782"/>
  </office:meta>
</office:document-meta>
</file>